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1457in"/>
    </style:style>
    <style:style style:name="co17" style:family="table-column">
      <style:table-column-properties fo:break-before="auto" style:column-width="1.1043in"/>
    </style:style>
    <style:style style:name="co18" style:family="table-column">
      <style:table-column-properties fo:break-before="auto" style:column-width="1.000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3063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36">
            <text:p>13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44">
            <text:p>14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33">
            <text:p>23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3125">
            <text:p>1312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3635">
            <text:p>1363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847">
            <text:p>1384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24">
            <text:p>2021-01-2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3 - 1.16)">
            <text:p>(0.83 - 1.1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5">
            <text:p>1.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100.75">
            <text:p>100.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339316987740806">
            <text:p>0.0033931699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1189866123049">
            <text:p>1.0118986612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84.75">
            <text:p>-84.75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283976678729393">
            <text:p>-0.0028397668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90076622224268">
            <text:p>0.99007662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39.125">
            <text:p>-139.1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492914083259522">
            <text:p>-0.0049291408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82795628087438">
            <text:p>0.9827956281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1">
            <text:p>1</text:p>
          </table:table-cell>
          <table:table-cell office:value-type="float" office:value="442.75">
            <text:p>442.75</text:p>
          </table:table-cell>
          <table:table-cell office:value-type="float" office:value="0.0539608084613156">
            <text:p>0.0539608085</text:p>
          </table:table-cell>
          <table:table-cell table:style-name="ce17" office:value-type="float" office:value="0.0000503068719187041">
            <text:p>5.03E-005</text:p>
          </table:table-cell>
          <table:table-cell office:value-type="float" office:value="0.0156448763250883">
            <text:p>0.0156448763</text:p>
          </table:table-cell>
          <table:table-cell office:value-type="float" office:value="1.19456989656021">
            <text:p>1.1945698966</text:p>
          </table:table-cell>
          <table:table-cell office:value-type="float" office:value="1.00017607901205">
            <text:p>1.000176079</text:p>
          </table:table-cell>
          <table:table-cell office:value-type="float" office:value="1.05523680096205">
            <text:p>1.055236801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402">
            <text:p>19402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27.25">
            <text:p>-27.25</text:p>
          </table:table-cell>
          <table:table-cell office:value-type="float" office:value="77.25">
            <text:p>77.25</text:p>
          </table:table-cell>
          <table:table-cell office:value-type="float" office:value="0.0529799076839533">
            <text:p>0.0529799077</text:p>
          </table:table-cell>
          <table:table-cell office:value-type="float" office:value="-0.00140449438202247">
            <text:p>-0.0014044944</text:p>
          </table:table-cell>
          <table:table-cell office:value-type="float" office:value="0.00261536378102041">
            <text:p>0.0026153638</text:p>
          </table:table-cell>
          <table:table-cell office:value-type="float" office:value="1.19093114330551">
            <text:p>1.1909311433</text:p>
          </table:table-cell>
          <table:table-cell office:value-type="float" office:value="0.995088135967681">
            <text:p>0.995088136</text:p>
          </table:table-cell>
          <table:table-cell office:value-type="float" office:value="1.00916717988388">
            <text:p>1.0091671799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854">
            <text:p>14854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5.25">
            <text:p>-35.25</text:p>
          </table:table-cell>
          <table:table-cell office:value-type="float" office:value="831.75">
            <text:p>831.75</text:p>
          </table:table-cell>
          <table:table-cell office:value-type="float" office:value="-76.625">
            <text:p>-76.625</text:p>
          </table:table-cell>
          <table:table-cell office:value-type="float" office:value="-0.00237309815537902">
            <text:p>-0.0023730982</text:p>
          </table:table-cell>
          <table:table-cell office:value-type="float" office:value="0.0430089456538601">
            <text:p>0.0430089457</text:p>
          </table:table-cell>
          <table:table-cell office:value-type="float" office:value="-0.00256288046023145">
            <text:p>-0.0025628805</text:p>
          </table:table-cell>
          <table:table-cell office:value-type="float" office:value="0.991705194382089">
            <text:p>0.9917051944</text:p>
          </table:table-cell>
          <table:table-cell office:value-type="float" office:value="1.15415685782477">
            <text:p>1.1541568578</text:p>
          </table:table-cell>
          <table:table-cell office:value-type="float" office:value="0.991042792367447">
            <text:p>0.9910427924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944">
            <text:p>944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41">
            <text:p>15041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.25">
            <text:p>-1.25</text:p>
          </table:table-cell>
          <table:table-cell office:value-type="float" office:value="548.75">
            <text:p>548.75</text:p>
          </table:table-cell>
          <table:table-cell office:value-type="float" office:value="-146.25">
            <text:p>-146.25</text:p>
          </table:table-cell>
          <table:table-cell table:style-name="ce17" office:value-type="float" office:value="-0.0000831061764510338">
            <text:p>-8.31E-005</text:p>
          </table:table-cell>
          <table:table-cell office:value-type="float" office:value="0.0272197420634921">
            <text:p>0.0272197421</text:p>
          </table:table-cell>
          <table:table-cell office:value-type="float" office:value="-0.00515164324210081">
            <text:p>-0.0051516432</text:p>
          </table:table-cell>
          <table:table-cell office:value-type="float" office:value="0.999709141919429">
            <text:p>0.9997091419</text:p>
          </table:table-cell>
          <table:table-cell office:value-type="float" office:value="1.09672128936391">
            <text:p>1.0967212894</text:p>
          </table:table-cell>
          <table:table-cell office:value-type="float" office:value="0.982021265931711">
            <text:p>0.9820212659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5776">
            <text:p>15776</text:p>
          </table:table-cell>
          <table:table-cell office:value-type="float" office:value="20542">
            <text:p>20542</text:p>
          </table:table-cell>
          <table:table-cell office:value-type="float" office:value="28300">
            <text:p>28300</text:p>
          </table:table-cell>
          <table:table-cell office:value-type="float" office:value="-2.5">
            <text:p>-2.5</text:p>
          </table:table-cell>
          <table:table-cell office:value-type="float" office:value="24.75">
            <text:p>24.75</text:p>
          </table:table-cell>
          <table:table-cell office:value-type="float" office:value="442.75">
            <text:p>442.75</text:p>
          </table:table-cell>
          <table:table-cell office:value-type="float" office:value="-0.000158468559837728">
            <text:p>-0.0001584686</text:p>
          </table:table-cell>
          <table:table-cell office:value-type="float" office:value="0.00120484860286243">
            <text:p>0.0012048486</text:p>
          </table:table-cell>
          <table:table-cell office:value-type="float" office:value="0.0156448763250883">
            <text:p>0.0156448763</text:p>
          </table:table-cell>
          <table:table-cell office:value-type="float" office:value="0.999445409260646">
            <text:p>0.9994454093</text:p>
          </table:table-cell>
          <table:table-cell office:value-type="float" office:value="1.00421981536392">
            <text:p>1.0042198154</text:p>
          </table:table-cell>
          <table:table-cell office:value-type="float" office:value="1.05523680096205">
            <text:p>1.0552368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5320">
            <text:p>15320</text:p>
          </table:table-cell>
          <table:table-cell office:value-type="float" office:value="21748">
            <text:p>21748</text:p>
          </table:table-cell>
          <table:table-cell office:value-type="float" office:value="29711">
            <text:p>29711</text:p>
          </table:table-cell>
          <table:table-cell office:value-type="float" office:value="-0.625">
            <text:p>-0.625</text:p>
          </table:table-cell>
          <table:table-cell office:value-type="float" office:value="82.125">
            <text:p>82.125</text:p>
          </table:table-cell>
          <table:table-cell office:value-type="float" office:value="114.375">
            <text:p>114.375</text:p>
          </table:table-cell>
          <table:table-cell table:style-name="ce17" office:value-type="float" office:value="-0.0000407963446475196">
            <text:p>-4.08E-005</text:p>
          </table:table-cell>
          <table:table-cell office:value-type="float" office:value="0.00377620930660291">
            <text:p>0.0037762093</text:p>
          </table:table-cell>
          <table:table-cell office:value-type="float" office:value="0.00384958432903638">
            <text:p>0.0038495843</text:p>
          </table:table-cell>
          <table:table-cell office:value-type="float" office:value="0.999857216055843">
            <text:p>0.9998572161</text:p>
          </table:table-cell>
          <table:table-cell office:value-type="float" office:value="1.0132446816963">
            <text:p>1.0132446817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1018">
            <text:p>101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746">
            <text:p>14746</text:p>
          </table:table-cell>
          <table:table-cell office:value-type="float" office:value="21994">
            <text:p>21994</text:p>
          </table:table-cell>
          <table:table-cell office:value-type="float" office:value="29982">
            <text:p>29982</text:p>
          </table:table-cell>
          <table:table-cell office:value-type="float" office:value="30.5">
            <text:p>30.5</text:p>
          </table:table-cell>
          <table:table-cell office:value-type="float" office:value="139.75">
            <text:p>139.75</text:p>
          </table:table-cell>
          <table:table-cell office:value-type="float" office:value="-31.875">
            <text:p>-31.875</text:p>
          </table:table-cell>
          <table:table-cell office:value-type="float" office:value="0.00206835752068358">
            <text:p>0.0020683575</text:p>
          </table:table-cell>
          <table:table-cell office:value-type="float" office:value="0.00635400563790125">
            <text:p>0.0063540056</text:p>
          </table:table-cell>
          <table:table-cell office:value-type="float" office:value="-0.00106313788272964">
            <text:p>-0.0010631379</text:p>
          </table:table-cell>
          <table:table-cell office:value-type="float" office:value="1.00724763640395">
            <text:p>1.0072476364</text:p>
          </table:table-cell>
          <table:table-cell office:value-type="float" office:value="1.02231815157244">
            <text:p>1.0223181516</text:p>
          </table:table-cell>
          <table:table-cell office:value-type="float" office:value="0.996281232724275">
            <text:p>0.99628123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713">
            <text:p>713</text:p>
          </table:table-cell>
          <table:table-cell office:value-type="float" office:value="15223">
            <text:p>15223</text:p>
          </table:table-cell>
          <table:table-cell office:value-type="float" office:value="20467">
            <text:p>20467</text:p>
          </table:table-cell>
          <table:table-cell office:value-type="float" office:value="28389">
            <text:p>28389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-146.25">
            <text:p>-146.25</text:p>
          </table:table-cell>
          <table:table-cell table:style-name="ce17" office:value-type="float" office:value="0.0000656900742297839">
            <text:p>6.57E-005</text:p>
          </table:table-cell>
          <table:table-cell office:value-type="float" office:value="0.0082083353691308">
            <text:p>0.0082083354</text:p>
          </table:table-cell>
          <table:table-cell office:value-type="float" office:value="-0.00515164324210081">
            <text:p>-0.0051516432</text:p>
          </table:table-cell>
          <table:table-cell office:value-type="float" office:value="1.00022992371757">
            <text:p>1.0002299237</text:p>
          </table:table-cell>
          <table:table-cell office:value-type="float" office:value="1.02886123226024">
            <text:p>1.0288612323</text:p>
          </table:table-cell>
          <table:table-cell office:value-type="float" office:value="0.982021265931711">
            <text:p>0.98202126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5710">
            <text:p>15710</text:p>
          </table:table-cell>
          <table:table-cell office:value-type="float" office:value="20128">
            <text:p>20128</text:p>
          </table:table-cell>
          <table:table-cell office:value-type="float" office:value="27583">
            <text:p>27583</text:p>
          </table:table-cell>
          <table:table-cell office:value-type="float" office:value="271.375">
            <text:p>271.375</text:p>
          </table:table-cell>
          <table:table-cell office:value-type="float" office:value="-35.25">
            <text:p>-35.25</text:p>
          </table:table-cell>
          <table:table-cell office:value-type="float" office:value="-52.375">
            <text:p>-52.375</text:p>
          </table:table-cell>
          <table:table-cell office:value-type="float" office:value="0.0172740292807129">
            <text:p>0.0172740293</text:p>
          </table:table-cell>
          <table:table-cell office:value-type="float" office:value="-0.00175129173290938">
            <text:p>-0.0017512917</text:p>
          </table:table-cell>
          <table:table-cell office:value-type="float" office:value="-0.00189881448718414">
            <text:p>-0.0018988145</text:p>
          </table:table-cell>
          <table:table-cell office:value-type="float" office:value="1.06104395097417">
            <text:p>1.061043951</text:p>
          </table:table-cell>
          <table:table-cell office:value-type="float" office:value="0.993876490299375">
            <text:p>0.9938764903</text:p>
          </table:table-cell>
          <table:table-cell office:value-type="float" office:value="0.993361216067911">
            <text:p>0.99336121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15320">
            <text:p>15320</text:p>
          </table:table-cell>
          <table:table-cell office:value-type="float" office:value="19914">
            <text:p>19914</text:p>
          </table:table-cell>
          <table:table-cell office:value-type="float" office:value="29491">
            <text:p>29491</text:p>
          </table:table-cell>
          <table:table-cell office:value-type="float" office:value="-0.625">
            <text:p>-0.625</text:p>
          </table:table-cell>
          <table:table-cell office:value-type="float" office:value="259.625">
            <text:p>259.625</text:p>
          </table:table-cell>
          <table:table-cell office:value-type="float" office:value="138">
            <text:p>138</text:p>
          </table:table-cell>
          <table:table-cell table:style-name="ce17" office:value-type="float" office:value="-0.0000407963446475196">
            <text:p>-4.08E-005</text:p>
          </table:table-cell>
          <table:table-cell office:value-type="float" office:value="0.0130373104348699">
            <text:p>0.0130373104</text:p>
          </table:table-cell>
          <table:table-cell office:value-type="float" office:value="0.00467939371333627">
            <text:p>0.0046793937</text:p>
          </table:table-cell>
          <table:table-cell office:value-type="float" office:value="0.999857216055843">
            <text:p>0.9998572161</text:p>
          </table:table-cell>
          <table:table-cell office:value-type="float" office:value="1.04596373059026">
            <text:p>1.0459637306</text:p>
          </table:table-cell>
          <table:table-cell office:value-type="float" office:value="1.0164207955787">
            <text:p>1.01642079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1154">
            <text:p>1154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746">
            <text:p>14746</text:p>
          </table:table-cell>
          <table:table-cell office:value-type="float" office:value="20030">
            <text:p>20030</text:p>
          </table:table-cell>
          <table:table-cell office:value-type="float" office:value="29687">
            <text:p>29687</text:p>
          </table:table-cell>
          <table:table-cell office:value-type="float" office:value="30.5">
            <text:p>30.5</text:p>
          </table:table-cell>
          <table:table-cell office:value-type="float" office:value="339">
            <text:p>339</text:p>
          </table:table-cell>
          <table:table-cell office:value-type="float" office:value="210.75">
            <text:p>210.75</text:p>
          </table:table-cell>
          <table:table-cell office:value-type="float" office:value="0.00206835752068358">
            <text:p>0.0020683575</text:p>
          </table:table-cell>
          <table:table-cell office:value-type="float" office:value="0.0169246130803794">
            <text:p>0.0169246131</text:p>
          </table:table-cell>
          <table:table-cell office:value-type="float" office:value="0.00709906693165359">
            <text:p>0.0070990669</text:p>
          </table:table-cell>
          <table:table-cell office:value-type="float" office:value="1.00724763640395">
            <text:p>1.0072476364</text:p>
          </table:table-cell>
          <table:table-cell office:value-type="float" office:value="1.05979757313605">
            <text:p>1.0597975731</text:p>
          </table:table-cell>
          <table:table-cell office:value-type="float" office:value="1.02494551189334">
            <text:p>1.02494551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579">
            <text:p>579</text:p>
          </table:table-cell>
          <table:table-cell table:number-columns-repeated="2" office:value-type="float" office:value="1163">
            <text:p>1163</text:p>
          </table:table-cell>
          <table:table-cell office:value-type="float" office:value="15330">
            <text:p>15330</text:p>
          </table:table-cell>
          <table:table-cell office:value-type="float" office:value="20467">
            <text:p>20467</text:p>
          </table:table-cell>
          <table:table-cell office:value-type="float" office:value="28091">
            <text:p>28091</text:p>
          </table:table-cell>
          <table:table-cell office:value-type="float" office:value="-58.125">
            <text:p>-58.125</text:p>
          </table:table-cell>
          <table:table-cell office:value-type="float" office:value="168">
            <text:p>168</text:p>
          </table:table-cell>
          <table:table-cell office:value-type="float" office:value="664.25">
            <text:p>664.25</text:p>
          </table:table-cell>
          <table:table-cell office:value-type="float" office:value="-0.00379158512720157">
            <text:p>-0.0037915851</text:p>
          </table:table-cell>
          <table:table-cell office:value-type="float" office:value="0.0082083353691308">
            <text:p>0.0082083354</text:p>
          </table:table-cell>
          <table:table-cell office:value-type="float" office:value="0.0236463636040013">
            <text:p>0.0236463636</text:p>
          </table:table-cell>
          <table:table-cell office:value-type="float" office:value="0.986757629245637">
            <text:p>0.9867576292</text:p>
          </table:table-cell>
          <table:table-cell office:value-type="float" office:value="1.02886123226024">
            <text:p>1.0288612323</text:p>
          </table:table-cell>
          <table:table-cell office:value-type="float" office:value="1.08385820761692">
            <text:p>1.0838582076</text:p>
          </table:table-cell>
          <table:table-cell table:number-columns-repeated="2" office:value-type="float" office:value="0">
            <text:p>0</text:p>
          </table:table-cell>
          <table:table-cell office:value-type="float" office:value="29.6582796354736">
            <text:p>29.658279635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833">
            <text:p>833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5686">
            <text:p>15686</text:p>
          </table:table-cell>
          <table:table-cell office:value-type="float" office:value="20472">
            <text:p>20472</text:p>
          </table:table-cell>
          <table:table-cell office:value-type="float" office:value="30999">
            <text:p>30999</text:p>
          </table:table-cell>
          <table:table-cell office:value-type="float" office:value="317.125">
            <text:p>317.125</text:p>
          </table:table-cell>
          <table:table-cell office:value-type="float" office:value="-15.75">
            <text:p>-15.75</text:p>
          </table:table-cell>
          <table:table-cell office:value-type="float" office:value="417">
            <text:p>417</text:p>
          </table:table-cell>
          <table:table-cell office:value-type="float" office:value="0.0202170725487696">
            <text:p>0.0202170725</text:p>
          </table:table-cell>
          <table:table-cell office:value-type="float" office:value="-0.000769343493552169">
            <text:p>-0.0007693435</text:p>
          </table:table-cell>
          <table:table-cell office:value-type="float" office:value="0.0134520468402207">
            <text:p>0.0134520468</text:p>
          </table:table-cell>
          <table:table-cell office:value-type="float" office:value="1.07156086476468">
            <text:p>1.0715608648</text:p>
          </table:table-cell>
          <table:table-cell office:value-type="float" office:value="0.997308457875813">
            <text:p>0.9973084579</text:p>
          </table:table-cell>
          <table:table-cell office:value-type="float" office:value="1.04743684076659">
            <text:p>1.0474368408</text:p>
          </table:table-cell>
          <table:table-cell office:value-type="float" office:value="34.6306572704307">
            <text:p>34.63065727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887">
            <text:p>887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5881">
            <text:p>15881</text:p>
          </table:table-cell>
          <table:table-cell office:value-type="float" office:value="21922">
            <text:p>21922</text:p>
          </table:table-cell>
          <table:table-cell office:value-type="float" office:value="32937">
            <text:p>32937</text:p>
          </table:table-cell>
          <table:table-cell office:value-type="float" office:value="307.25">
            <text:p>307.25</text:p>
          </table:table-cell>
          <table:table-cell office:value-type="float" office:value="120.375">
            <text:p>120.375</text:p>
          </table:table-cell>
          <table:table-cell office:value-type="float" office:value="16.25">
            <text:p>16.25</text:p>
          </table:table-cell>
          <table:table-cell office:value-type="float" office:value="0.0193470184497198">
            <text:p>0.0193470184</text:p>
          </table:table-cell>
          <table:table-cell office:value-type="float" office:value="0.0054910592099261">
            <text:p>0.0054910592</text:p>
          </table:table-cell>
          <table:table-cell office:value-type="float" office:value="0.000493366123204906">
            <text:p>0.0004933661</text:p>
          </table:table-cell>
          <table:table-cell office:value-type="float" office:value="1.06844820653489">
            <text:p>1.0684482065</text:p>
          </table:table-cell>
          <table:table-cell office:value-type="float" office:value="1.01927780462799">
            <text:p>1.0192778046</text:p>
          </table:table-cell>
          <table:table-cell office:value-type="float" office:value="1.00172725851507">
            <text:p>1.00172725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616">
            <text:p>616</text:p>
          </table:table-cell>
          <table:table-cell office:value-type="float" office:value="15894">
            <text:p>15894</text:p>
          </table:table-cell>
          <table:table-cell office:value-type="float" office:value="21898">
            <text:p>21898</text:p>
          </table:table-cell>
          <table:table-cell office:value-type="float" office:value="34062">
            <text:p>34062</text:p>
          </table:table-cell>
          <table:table-cell office:value-type="float" office:value="370.875">
            <text:p>370.875</text:p>
          </table:table-cell>
          <table:table-cell office:value-type="float" office:value="159.625">
            <text:p>159.625</text:p>
          </table:table-cell>
          <table:table-cell office:value-type="float" office:value="-232">
            <text:p>-232</text:p>
          </table:table-cell>
          <table:table-cell office:value-type="float" office:value="0.0233342770856927">
            <text:p>0.0233342771</text:p>
          </table:table-cell>
          <table:table-cell office:value-type="float" office:value="0.00728947849118641">
            <text:p>0.0072894785</text:p>
          </table:table-cell>
          <table:table-cell office:value-type="float" office:value="-0.00681110915389584">
            <text:p>-0.0068111092</text:p>
          </table:table-cell>
          <table:table-cell office:value-type="float" office:value="1.08273716723466">
            <text:p>1.0827371672</text:p>
          </table:table-cell>
          <table:table-cell office:value-type="float" office:value="1.02561732225263">
            <text:p>1.0256173223</text:p>
          </table:table-cell>
          <table:table-cell office:value-type="float" office:value="0.976252044728861">
            <text:p>0.9762520447</text:p>
          </table:table-cell>
          <table:table-cell office:value-type="float" office:value="30.0503475162364">
            <text:p>30.0503475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16068">
            <text:p>16068</text:p>
          </table:table-cell>
          <table:table-cell office:value-type="float" office:value="20816">
            <text:p>20816</text:p>
          </table:table-cell>
          <table:table-cell office:value-type="float" office:value="32598">
            <text:p>32598</text:p>
          </table:table-cell>
          <table:table-cell office:value-type="float" office:value="146">
            <text:p>146</text:p>
          </table:table-cell>
          <table:table-cell office:value-type="float" office:value="427.625">
            <text:p>427.625</text:p>
          </table:table-cell>
          <table:table-cell office:value-type="float" office:value="-778.625">
            <text:p>-778.625</text:p>
          </table:table-cell>
          <table:table-cell office:value-type="float" office:value="0.00908638287279064">
            <text:p>0.0090863829</text:p>
          </table:table-cell>
          <table:table-cell office:value-type="float" office:value="0.0205430918524212">
            <text:p>0.0205430919</text:p>
          </table:table-cell>
          <table:table-cell office:value-type="float" office:value="-0.0238856678323824">
            <text:p>-0.0238856678</text:p>
          </table:table-cell>
          <table:table-cell office:value-type="float" office:value="1.03196416226804">
            <text:p>1.0319641623</text:p>
          </table:table-cell>
          <table:table-cell office:value-type="float" office:value="1.07272797798427">
            <text:p>1.072727978</text:p>
          </table:table-cell>
          <table:table-cell office:value-type="float" office:value="0.917518391837148">
            <text:p>0.9175183918</text:p>
          </table:table-cell>
          <table:table-cell office:value-type="float" office:value="0">
            <text:p>0</text:p>
          </table:table-cell>
          <table:table-cell office:value-type="float" office:value="34.0865313319749">
            <text:p>34.086531332</text:p>
          </table:table-cell>
          <table:table-cell office:value-type="float" office:value="-28.6714061861071">
            <text:p>-28.671406186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583">
            <text:p>583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15855">
            <text:p>15855</text:p>
          </table:table-cell>
          <table:table-cell office:value-type="float" office:value="22480">
            <text:p>22480</text:p>
          </table:table-cell>
          <table:table-cell office:value-type="float" office:value="31189">
            <text:p>31189</text:p>
          </table:table-cell>
          <table:table-cell office:value-type="float" office:value="272.25">
            <text:p>272.25</text:p>
          </table:table-cell>
          <table:table-cell office:value-type="float" office:value="-1034.875">
            <text:p>-1034.875</text:p>
          </table:table-cell>
          <table:table-cell office:value-type="float" office:value="263.25">
            <text:p>263.25</text:p>
          </table:table-cell>
          <table:table-cell office:value-type="float" office:value="0.0171712393566698">
            <text:p>0.0171712394</text:p>
          </table:table-cell>
          <table:table-cell office:value-type="float" office:value="-0.0460353647686833">
            <text:p>-0.0460353648</text:p>
          </table:table-cell>
          <table:table-cell office:value-type="float" office:value="0.00844047580877874">
            <text:p>0.0084404758</text:p>
          </table:table-cell>
          <table:table-cell office:value-type="float" office:value="1.06067724661199">
            <text:p>1.0606772466</text:p>
          </table:table-cell>
          <table:table-cell office:value-type="float" office:value="0.843029962736005">
            <text:p>0.8430299627</text:p>
          </table:table-cell>
          <table:table-cell office:value-type="float" office:value="1.02968129892921">
            <text:p>1.0296812989</text:p>
          </table:table-cell>
          <table:table-cell office:value-type="float" office:value="0">
            <text:p>0</text:p>
          </table:table-cell>
          <table:table-cell office:value-type="float" office:value="-14.7075455306563">
            <text:p>-14.70754553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5594">
            <text:p>15594</text:p>
          </table:table-cell>
          <table:table-cell office:value-type="float" office:value="20250">
            <text:p>20250</text:p>
          </table:table-cell>
          <table:table-cell office:value-type="float" office:value="32937">
            <text:p>32937</text:p>
          </table:table-cell>
          <table:table-cell office:value-type="float" office:value="276.25">
            <text:p>276.25</text:p>
          </table:table-cell>
          <table:table-cell office:value-type="float" office:value="-1124">
            <text:p>-1124</text:p>
          </table:table-cell>
          <table:table-cell office:value-type="float" office:value="16.25">
            <text:p>16.25</text:p>
          </table:table-cell>
          <table:table-cell office:value-type="float" office:value="0.0177151468513531">
            <text:p>0.0177151469</text:p>
          </table:table-cell>
          <table:table-cell office:value-type="float" office:value="-0.0555061728395062">
            <text:p>-0.0555061728</text:p>
          </table:table-cell>
          <table:table-cell office:value-type="float" office:value="0.000493366123204906">
            <text:p>0.0004933661</text:p>
          </table:table-cell>
          <table:table-cell office:value-type="float" office:value="1.06261811377855">
            <text:p>1.0626181138</text:p>
          </table:table-cell>
          <table:table-cell office:value-type="float" office:value="0.811767028099375">
            <text:p>0.8117670281</text:p>
          </table:table-cell>
          <table:table-cell office:value-type="float" office:value="1.00172725851507">
            <text:p>1.0017272585</text:p>
          </table:table-cell>
          <table:table-cell office:value-type="float" office:value="0">
            <text:p>0</text:p>
          </table:table-cell>
          <table:table-cell office:value-type="float" office:value="-12.137877481542">
            <text:p>-12.13787748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1136">
            <text:p>1136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4646">
            <text:p>14646</text:p>
          </table:table-cell>
          <table:table-cell office:value-type="float" office:value="20336">
            <text:p>20336</text:p>
          </table:table-cell>
          <table:table-cell office:value-type="float" office:value="34062">
            <text:p>34062</text:p>
          </table:table-cell>
          <table:table-cell office:value-type="float" office:value="-784">
            <text:p>-784</text:p>
          </table:table-cell>
          <table:table-cell office:value-type="float" office:value="430.75">
            <text:p>430.75</text:p>
          </table:table-cell>
          <table:table-cell office:value-type="float" office:value="-232">
            <text:p>-232</text:p>
          </table:table-cell>
          <table:table-cell office:value-type="float" office:value="-0.0535299740543493">
            <text:p>-0.0535299741</text:p>
          </table:table-cell>
          <table:table-cell office:value-type="float" office:value="0.0211816483084186">
            <text:p>0.0211816483</text:p>
          </table:table-cell>
          <table:table-cell office:value-type="float" office:value="-0.00681110915389584">
            <text:p>-0.0068111092</text:p>
          </table:table-cell>
          <table:table-cell office:value-type="float" office:value="0.818261388729406">
            <text:p>0.8182613887</text:p>
          </table:table-cell>
          <table:table-cell office:value-type="float" office:value="1.07501514704059">
            <text:p>1.075015147</text:p>
          </table:table-cell>
          <table:table-cell office:value-type="float" office:value="0.976252044728861">
            <text:p>0.9762520447</text:p>
          </table:table-cell>
          <table:table-cell office:value-type="float" office:value="-12.5990160777698">
            <text:p>-12.5990160778</text:p>
          </table:table-cell>
          <table:table-cell office:value-type="float" office:value="33.0693119514744">
            <text:p>33.06931195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12842">
            <text:p>12842</text:p>
          </table:table-cell>
          <table:table-cell office:value-type="float" office:value="20888">
            <text:p>20888</text:p>
          </table:table-cell>
          <table:table-cell office:value-type="float" office:value="32714">
            <text:p>32714</text:p>
          </table:table-cell>
          <table:table-cell office:value-type="float" office:value="-705">
            <text:p>-705</text:p>
          </table:table-cell>
          <table:table-cell office:value-type="float" office:value="451.375">
            <text:p>451.375</text:p>
          </table:table-cell>
          <table:table-cell office:value-type="float" office:value="-756">
            <text:p>-756</text:p>
          </table:table-cell>
          <table:table-cell office:value-type="float" office:value="-0.0548979909671391">
            <text:p>-0.054897991</text:p>
          </table:table-cell>
          <table:table-cell office:value-type="float" office:value="0.0216092972041363">
            <text:p>0.0216092972</text:p>
          </table:table-cell>
          <table:table-cell office:value-type="float" office:value="-0.0231093721342544">
            <text:p>-0.0231093721</text:p>
          </table:table-cell>
          <table:table-cell office:value-type="float" office:value="0.81376405886298">
            <text:p>0.8137640589</text:p>
          </table:table-cell>
          <table:table-cell office:value-type="float" office:value="1.07654778519676">
            <text:p>1.0765477852</text:p>
          </table:table-cell>
          <table:table-cell office:value-type="float" office:value="0.920163921967771">
            <text:p>0.920163922</text:p>
          </table:table-cell>
          <table:table-cell office:value-type="float" office:value="-12.276258934815">
            <text:p>-12.2762589348</text:p>
          </table:table-cell>
          <table:table-cell office:value-type="float" office:value="32.4216794462598">
            <text:p>32.4216794463</text:p>
          </table:table-cell>
          <table:table-cell office:value-type="float" office:value="-29.6462781089252">
            <text:p>-29.646278108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0">
            <text:p>540</text:p>
          </table:table-cell>
          <table:table-cell office:value-type="float" office:value="11682">
            <text:p>11682</text:p>
          </table:table-cell>
          <table:table-cell office:value-type="float" office:value="20609">
            <text:p>20609</text:p>
          </table:table-cell>
          <table:table-cell office:value-type="float" office:value="31327">
            <text:p>31327</text:p>
          </table:table-cell>
          <table:table-cell office:value-type="float" office:value="-561.75">
            <text:p>-561.75</text:p>
          </table:table-cell>
          <table:table-cell office:value-type="float" office:value="-914.5">
            <text:p>-914.5</text:p>
          </table:table-cell>
          <table:table-cell office:value-type="float" office:value="353.375">
            <text:p>353.375</text:p>
          </table:table-cell>
          <table:table-cell office:value-type="float" office:value="-0.0480868002054443">
            <text:p>-0.0480868002</text:p>
          </table:table-cell>
          <table:table-cell office:value-type="float" office:value="-0.044373817264302">
            <text:p>-0.0443738173</text:p>
          </table:table-cell>
          <table:table-cell office:value-type="float" office:value="0.011280205573467">
            <text:p>0.0112802056</text:p>
          </table:table-cell>
          <table:table-cell office:value-type="float" office:value="0.836228386374782">
            <text:p>0.8362283864</text:p>
          </table:table-cell>
          <table:table-cell office:value-type="float" office:value="0.84855094946581">
            <text:p>0.8485509495</text:p>
          </table:table-cell>
          <table:table-cell office:value-type="float" office:value="1.03973011586118">
            <text:p>1.0397301159</text:p>
          </table:table-cell>
          <table:table-cell office:value-type="float" office:value="-14.0650798973771">
            <text:p>-14.0650798974</text:p>
          </table:table-cell>
          <table:table-cell office:value-type="float" office:value="-15.2714392525494">
            <text:p>-15.27143925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77">
            <text:p>577</text:p>
          </table:table-cell>
          <table:table-cell office:value-type="float" office:value="12088">
            <text:p>12088</text:p>
          </table:table-cell>
          <table:table-cell office:value-type="float" office:value="20043">
            <text:p>20043</text:p>
          </table:table-cell>
          <table:table-cell office:value-type="float" office:value="33077">
            <text:p>33077</text:p>
          </table:table-cell>
          <table:table-cell office:value-type="float" office:value="-313.75">
            <text:p>-313.75</text:p>
          </table:table-cell>
          <table:table-cell office:value-type="float" office:value="-1208.75">
            <text:p>-1208.75</text:p>
          </table:table-cell>
          <table:table-cell office:value-type="float" office:value="122.625">
            <text:p>122.625</text:p>
          </table:table-cell>
          <table:table-cell office:value-type="float" office:value="-0.0259554930509596">
            <text:p>-0.0259554931</text:p>
          </table:table-cell>
          <table:table-cell office:value-type="float" office:value="-0.0603078381479818">
            <text:p>-0.0603078381</text:p>
          </table:table-cell>
          <table:table-cell office:value-type="float" office:value="0.00370725882032833">
            <text:p>0.0037072588</text:p>
          </table:table-cell>
          <table:table-cell office:value-type="float" office:value="0.910476202055897">
            <text:p>0.9104762021</text:p>
          </table:table-cell>
          <table:table-cell office:value-type="float" office:value="0.796051155752547">
            <text:p>0.7960511558</text:p>
          </table:table-cell>
          <table:table-cell office:value-type="float" office:value="1.01300234365635">
            <text:p>1.0130023437</text:p>
          </table:table-cell>
          <table:table-cell office:value-type="float" office:value="-26.3571284740977">
            <text:p>-26.3571284741</text:p>
          </table:table-cell>
          <table:table-cell office:value-type="float" office:value="-11.1433177866185">
            <text:p>-11.14331778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2835">
            <text:p>12835</text:p>
          </table:table-cell>
          <table:table-cell office:value-type="float" office:value="20040">
            <text:p>20040</text:p>
          </table:table-cell>
          <table:table-cell office:value-type="float" office:value="33715">
            <text:p>33715</text:p>
          </table:table-cell>
          <table:table-cell office:value-type="float" office:value="-244.375">
            <text:p>-244.375</text:p>
          </table:table-cell>
          <table:table-cell office:value-type="float" office:value="-141.625">
            <text:p>-141.625</text:p>
          </table:table-cell>
          <table:table-cell office:value-type="float" office:value="-375.875">
            <text:p>-375.875</text:p>
          </table:table-cell>
          <table:table-cell office:value-type="float" office:value="-0.0190397350993377">
            <text:p>-0.0190397351</text:p>
          </table:table-cell>
          <table:table-cell office:value-type="float" office:value="-0.00706711576846307">
            <text:p>-0.0070671158</text:p>
          </table:table-cell>
          <table:table-cell office:value-type="float" office:value="-0.011148598546641">
            <text:p>-0.0111485985</text:p>
          </table:table-cell>
          <table:table-cell office:value-type="float" office:value="0.934071449717118">
            <text:p>0.9340714497</text:p>
          </table:table-cell>
          <table:table-cell office:value-type="float" office:value="0.975362985295938">
            <text:p>0.9753629853</text:p>
          </table:table-cell>
          <table:table-cell office:value-type="float" office:value="0.961223515935883">
            <text:p>0.96122351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878">
            <text:p>878</text:p>
          </table:table-cell>
          <table:table-cell office:value-type="float" office:value="12090">
            <text:p>12090</text:p>
          </table:table-cell>
          <table:table-cell office:value-type="float" office:value="19310">
            <text:p>19310</text:p>
          </table:table-cell>
          <table:table-cell office:value-type="float" office:value="32910">
            <text:p>32910</text:p>
          </table:table-cell>
          <table:table-cell office:value-type="float" office:value="-891.125">
            <text:p>-891.125</text:p>
          </table:table-cell>
          <table:table-cell office:value-type="float" office:value="-546.25">
            <text:p>-546.25</text:p>
          </table:table-cell>
          <table:table-cell office:value-type="float" office:value="-847.125">
            <text:p>-847.125</text:p>
          </table:table-cell>
          <table:table-cell office:value-type="float" office:value="-0.0737076095947064">
            <text:p>-0.0737076096</text:p>
          </table:table-cell>
          <table:table-cell office:value-type="float" office:value="-0.0282884515794925">
            <text:p>-0.0282884516</text:p>
          </table:table-cell>
          <table:table-cell office:value-type="float" office:value="-0.0257406563354603">
            <text:p>-0.0257406563</text:p>
          </table:table-cell>
          <table:table-cell office:value-type="float" office:value="0.752671677374372">
            <text:p>0.7526716774</text:p>
          </table:table-cell>
          <table:table-cell office:value-type="float" office:value="0.902558882997596">
            <text:p>0.902558883</text:p>
          </table:table-cell>
          <table:table-cell office:value-type="float" office:value="0.911206362347506">
            <text:p>0.9112063623</text:p>
          </table:table-cell>
          <table:table-cell office:value-type="float" office:value="-9.05301537853653">
            <text:p>-9.0530153785</text:p>
          </table:table-cell>
          <table:table-cell office:value-type="float" office:value="-24.1546010106215">
            <text:p>-24.1546010106</text:p>
          </table:table-cell>
          <table:table-cell office:value-type="float" office:value="-26.580028380143">
            <text:p>-26.580028380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39">
            <text:p>1239</text:p>
          </table:table-cell>
          <table:table-cell office:value-type="float" office:value="835">
            <text:p>835</text:p>
          </table:table-cell>
          <table:table-cell office:value-type="float" office:value="11424">
            <text:p>11424</text:p>
          </table:table-cell>
          <table:table-cell office:value-type="float" office:value="17710">
            <text:p>17710</text:p>
          </table:table-cell>
          <table:table-cell office:value-type="float" office:value="29807">
            <text:p>29807</text:p>
          </table:table-cell>
          <table:table-cell office:value-type="float" office:value="-489.75">
            <text:p>-489.75</text:p>
          </table:table-cell>
          <table:table-cell office:value-type="float" office:value="71.25">
            <text:p>71.25</text:p>
          </table:table-cell>
          <table:table-cell office:value-type="float" office:value="-1419.25">
            <text:p>-1419.25</text:p>
          </table:table-cell>
          <table:table-cell office:value-type="float" office:value="-0.0428702731092437">
            <text:p>-0.0428702731</text:p>
          </table:table-cell>
          <table:table-cell office:value-type="float" office:value="0.0040231507622812">
            <text:p>0.0040231508</text:p>
          </table:table-cell>
          <table:table-cell office:value-type="float" office:value="-0.0476146542758412">
            <text:p>-0.0476146543</text:p>
          </table:table-cell>
          <table:table-cell office:value-type="float" office:value="0.853556250337911">
            <text:p>0.8535562503</text:p>
          </table:table-cell>
          <table:table-cell office:value-type="float" office:value="1.01411275172241">
            <text:p>1.0141127517</text:p>
          </table:table-cell>
          <table:table-cell office:value-type="float" office:value="0.837792334426099">
            <text:p>0.8377923344</text:p>
          </table:table-cell>
          <table:table-cell office:value-type="float" office:value="-15.8193761940424">
            <text:p>-15.819376194</text:p>
          </table:table-cell>
          <table:table-cell office:value-type="float" office:value="0">
            <text:p>0</text:p>
          </table:table-cell>
          <table:table-cell office:value-type="float" office:value="-14.2080424211826">
            <text:p>-14.208042421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1810">
            <text:p>11810</text:p>
          </table:table-cell>
          <table:table-cell office:value-type="float" office:value="17397">
            <text:p>17397</text:p>
          </table:table-cell>
          <table:table-cell office:value-type="float" office:value="27496">
            <text:p>27496</text:p>
          </table:table-cell>
          <table:table-cell office:value-type="float" office:value="-264.375">
            <text:p>-264.375</text:p>
          </table:table-cell>
          <table:table-cell office:value-type="float" office:value="-69.5">
            <text:p>-69.5</text:p>
          </table:table-cell>
          <table:table-cell office:value-type="float" office:value="-1531.75">
            <text:p>-1531.75</text:p>
          </table:table-cell>
          <table:table-cell office:value-type="float" office:value="-0.0223856900931414">
            <text:p>-0.0223856901</text:p>
          </table:table-cell>
          <table:table-cell office:value-type="float" office:value="-0.00399494165660746">
            <text:p>-0.0039949417</text:p>
          </table:table-cell>
          <table:table-cell office:value-type="float" office:value="-0.0557081029967995">
            <text:p>-0.055708103</text:p>
          </table:table-cell>
          <table:table-cell office:value-type="float" office:value="0.92263227815106">
            <text:p>0.9226322782</text:p>
          </table:table-cell>
          <table:table-cell office:value-type="float" office:value="0.9860489849372">
            <text:p>0.9860489849</text:p>
          </table:table-cell>
          <table:table-cell office:value-type="float" office:value="0.811104289280626">
            <text:p>0.8111042893</text:p>
          </table:table-cell>
          <table:table-cell office:value-type="float" office:value="-30.6159700368015">
            <text:p>-30.6159700368</text:p>
          </table:table-cell>
          <table:table-cell office:value-type="float" office:value="0">
            <text:p>0</text:p>
          </table:table-cell>
          <table:table-cell office:value-type="float" office:value="-12.0925996673163">
            <text:p>-12.092599667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1232">
            <text:p>1232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12703">
            <text:p>12703</text:p>
          </table:table-cell>
          <table:table-cell office:value-type="float" office:value="17106">
            <text:p>17106</text:p>
          </table:table-cell>
          <table:table-cell office:value-type="float" office:value="24868">
            <text:p>24868</text:p>
          </table:table-cell>
          <table:table-cell office:value-type="float" office:value="-172">
            <text:p>-172</text:p>
          </table:table-cell>
          <table:table-cell office:value-type="float" office:value="-282.25">
            <text:p>-282.25</text:p>
          </table:table-cell>
          <table:table-cell office:value-type="float" office:value="-1506.75">
            <text:p>-1506.75</text:p>
          </table:table-cell>
          <table:table-cell office:value-type="float" office:value="-0.0135401086357553">
            <text:p>-0.0135401086</text:p>
          </table:table-cell>
          <table:table-cell office:value-type="float" office:value="-0.0165000584590202">
            <text:p>-0.0165000585</text:p>
          </table:table-cell>
          <table:table-cell office:value-type="float" office:value="-0.0605899147498794">
            <text:p>-0.0605899147</text:p>
          </table:table-cell>
          <table:table-cell office:value-type="float" office:value="0.952968955476918">
            <text:p>0.9529689555</text:p>
          </table:table-cell>
          <table:table-cell office:value-type="float" office:value="0.942783409174565">
            <text:p>0.9427834092</text:p>
          </table:table-cell>
          <table:table-cell office:value-type="float" office:value="0.795130728403442">
            <text:p>0.795130728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0897924848222">
            <text:p>-11.089792484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1992">
            <text:p>11992</text:p>
          </table:table-cell>
          <table:table-cell office:value-type="float" office:value="15512">
            <text:p>15512</text:p>
          </table:table-cell>
          <table:table-cell office:value-type="float" office:value="21773">
            <text:p>21773</text:p>
          </table:table-cell>
          <table:table-cell office:value-type="float" office:value="-42.5">
            <text:p>-42.5</text:p>
          </table:table-cell>
          <table:table-cell office:value-type="float" office:value="-1080.5">
            <text:p>-1080.5</text:p>
          </table:table-cell>
          <table:table-cell office:value-type="float" office:value="-201.875">
            <text:p>-201.875</text:p>
          </table:table-cell>
          <table:table-cell office:value-type="float" office:value="-0.00354402935290193">
            <text:p>-0.0035440294</text:p>
          </table:table-cell>
          <table:table-cell office:value-type="float" office:value="-0.0696557503867973">
            <text:p>-0.0696557504</text:p>
          </table:table-cell>
          <table:table-cell office:value-type="float" office:value="-0.00927180452854453">
            <text:p>-0.0092718045</text:p>
          </table:table-cell>
          <table:table-cell office:value-type="float" office:value="0.98762051514719">
            <text:p>0.9876205151</text:p>
          </table:table-cell>
          <table:table-cell office:value-type="float" office:value="0.765714643827627">
            <text:p>0.7657146438</text:p>
          </table:table-cell>
          <table:table-cell office:value-type="float" office:value="0.967717178214157">
            <text:p>0.9677171782</text:p>
          </table:table-cell>
          <table:table-cell office:value-type="float" office:value="0">
            <text:p>0</text:p>
          </table:table-cell>
          <table:table-cell office:value-type="float" office:value="-9.6002966209484">
            <text:p>-9.6002966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11236">
            <text:p>11236</text:p>
          </table:table-cell>
          <table:table-cell office:value-type="float" office:value="15398">
            <text:p>15398</text:p>
          </table:table-cell>
          <table:table-cell office:value-type="float" office:value="23283">
            <text:p>23283</text:p>
          </table:table-cell>
          <table:table-cell office:value-type="float" office:value="-445.75">
            <text:p>-445.75</text:p>
          </table:table-cell>
          <table:table-cell office:value-type="float" office:value="-191.875">
            <text:p>-191.875</text:p>
          </table:table-cell>
          <table:table-cell office:value-type="float" office:value="21.5">
            <text:p>21.5</text:p>
          </table:table-cell>
          <table:table-cell office:value-type="float" office:value="-0.0396715913136347">
            <text:p>-0.0396715913</text:p>
          </table:table-cell>
          <table:table-cell office:value-type="float" office:value="-0.0124610339005066">
            <text:p>-0.0124610339</text:p>
          </table:table-cell>
          <table:table-cell office:value-type="float" office:value="0.000923420521410471">
            <text:p>0.0009234205</text:p>
          </table:table-cell>
          <table:table-cell office:value-type="float" office:value="0.864234147310696">
            <text:p>0.8642341473</text:p>
          </table:table-cell>
          <table:table-cell office:value-type="float" office:value="0.956690724985331">
            <text:p>0.956690725</text:p>
          </table:table-cell>
          <table:table-cell office:value-type="float" office:value="1.00323364312764">
            <text:p>1.0032336431</text:p>
          </table:table-cell>
          <table:table-cell office:value-type="float" office:value="-17.1232177507149">
            <text:p>-17.12321775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11520">
            <text:p>11520</text:p>
          </table:table-cell>
          <table:table-cell office:value-type="float" office:value="15228">
            <text:p>15228</text:p>
          </table:table-cell>
          <table:table-cell office:value-type="float" office:value="23413">
            <text:p>23413</text:p>
          </table:table-cell>
          <table:table-cell office:value-type="float" office:value="-122.75">
            <text:p>-122.75</text:p>
          </table:table-cell>
          <table:table-cell office:value-type="float" office:value="-389.5">
            <text:p>-389.5</text:p>
          </table:table-cell>
          <table:table-cell office:value-type="float" office:value="-137">
            <text:p>-137</text:p>
          </table:table-cell>
          <table:table-cell office:value-type="float" office:value="-0.0106553819444444">
            <text:p>-0.0106553819</text:p>
          </table:table-cell>
          <table:table-cell office:value-type="float" office:value="-0.0255778828473864">
            <text:p>-0.0255778828</text:p>
          </table:table-cell>
          <table:table-cell office:value-type="float" office:value="-0.00585145004911801">
            <text:p>-0.00585145</text:p>
          </table:table-cell>
          <table:table-cell office:value-type="float" office:value="0.962928696036633">
            <text:p>0.962928696</text:p>
          </table:table-cell>
          <table:table-cell office:value-type="float" office:value="0.911759697092419">
            <text:p>0.9117596971</text:p>
          </table:table-cell>
          <table:table-cell office:value-type="float" office:value="0.979587034184734">
            <text:p>0.9795870342</text:p>
          </table:table-cell>
          <table:table-cell office:value-type="float" office:value="0">
            <text:p>0</text:p>
          </table:table-cell>
          <table:table-cell office:value-type="float" office:value="-26.7514041326917">
            <text:p>-26.75140413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11848">
            <text:p>11848</text:p>
          </table:table-cell>
          <table:table-cell office:value-type="float" office:value="15849">
            <text:p>15849</text:p>
          </table:table-cell>
          <table:table-cell office:value-type="float" office:value="22302">
            <text:p>22302</text:p>
          </table:table-cell>
          <table:table-cell office:value-type="float" office:value="-166.5">
            <text:p>-166.5</text:p>
          </table:table-cell>
          <table:table-cell office:value-type="float" office:value="-151.25">
            <text:p>-151.25</text:p>
          </table:table-cell>
          <table:table-cell office:value-type="float" office:value="-216.875">
            <text:p>-216.875</text:p>
          </table:table-cell>
          <table:table-cell office:value-type="float" office:value="-0.0140530047265361">
            <text:p>-0.0140530047</text:p>
          </table:table-cell>
          <table:table-cell office:value-type="float" office:value="-0.00954318884472206">
            <text:p>-0.0095431888</text:p>
          </table:table-cell>
          <table:table-cell office:value-type="float" office:value="-0.00972446417361672">
            <text:p>-0.0097244642</text:p>
          </table:table-cell>
          <table:table-cell office:value-type="float" office:value="0.951201557863138">
            <text:p>0.9512015579</text:p>
          </table:table-cell>
          <table:table-cell office:value-type="float" office:value="0.966777341051992">
            <text:p>0.9667773411</text:p>
          </table:table-cell>
          <table:table-cell office:value-type="float" office:value="0.966149723191131">
            <text:p>0.96614972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11472">
            <text:p>11472</text:p>
          </table:table-cell>
          <table:table-cell office:value-type="float" office:value="15613">
            <text:p>15613</text:p>
          </table:table-cell>
          <table:table-cell office:value-type="float" office:value="21817">
            <text:p>21817</text:p>
          </table:table-cell>
          <table:table-cell office:value-type="float" office:value="-73.5">
            <text:p>-73.5</text:p>
          </table:table-cell>
          <table:table-cell office:value-type="float" office:value="-88.5">
            <text:p>-88.5</text:p>
          </table:table-cell>
          <table:table-cell office:value-type="float" office:value="-1.125">
            <text:p>-1.125</text:p>
          </table:table-cell>
          <table:table-cell office:value-type="float" office:value="-0.00640690376569038">
            <text:p>-0.0064069038</text:p>
          </table:table-cell>
          <table:table-cell office:value-type="float" office:value="-0.00566835329533081">
            <text:p>-0.0056683533</text:p>
          </table:table-cell>
          <table:table-cell table:style-name="ce17" office:value-type="float" office:value="-0.000051565293120044">
            <text:p>-5.16E-005</text:p>
          </table:table-cell>
          <table:table-cell office:value-type="float" office:value="0.977656291715175">
            <text:p>0.9776562917</text:p>
          </table:table-cell>
          <table:table-cell office:value-type="float" office:value="0.98022373871534">
            <text:p>0.9802237387</text:p>
          </table:table-cell>
          <table:table-cell office:value-type="float" office:value="0.99981952668568">
            <text:p>0.99981952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11595">
            <text:p>11595</text:p>
          </table:table-cell>
          <table:table-cell office:value-type="float" office:value="16304">
            <text:p>16304</text:p>
          </table:table-cell>
          <table:table-cell office:value-type="float" office:value="22944">
            <text:p>22944</text:p>
          </table:table-cell>
          <table:table-cell office:value-type="float" office:value="-136">
            <text:p>-136</text:p>
          </table:table-cell>
          <table:table-cell office:value-type="float" office:value="-69.5">
            <text:p>-69.5</text:p>
          </table:table-cell>
          <table:table-cell office:value-type="float" office:value="-9.875">
            <text:p>-9.875</text:p>
          </table:table-cell>
          <table:table-cell office:value-type="float" office:value="-0.0117291936179388">
            <text:p>-0.0117291936</text:p>
          </table:table-cell>
          <table:table-cell office:value-type="float" office:value="-0.00426275760549558">
            <text:p>-0.0042627576</text:p>
          </table:table-cell>
          <table:table-cell office:value-type="float" office:value="-0.000430395746164575">
            <text:p>-0.0004303957</text:p>
          </table:table-cell>
          <table:table-cell office:value-type="float" office:value="0.959217467343751">
            <text:p>0.9592174673</text:p>
          </table:table-cell>
          <table:table-cell office:value-type="float" office:value="0.985115963741476">
            <text:p>0.9851159637</text:p>
          </table:table-cell>
          <table:table-cell office:value-type="float" office:value="0.998493977959801">
            <text:p>0.9984939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11335">
            <text:p>11335</text:p>
          </table:table-cell>
          <table:table-cell office:value-type="float" office:value="16140">
            <text:p>16140</text:p>
          </table:table-cell>
          <table:table-cell office:value-type="float" office:value="23206">
            <text:p>23206</text:p>
          </table:table-cell>
          <table:table-cell office:value-type="float" office:value="-158.375">
            <text:p>-158.375</text:p>
          </table:table-cell>
          <table:table-cell office:value-type="float" office:value="-63.75">
            <text:p>-63.75</text:p>
          </table:table-cell>
          <table:table-cell office:value-type="float" office:value="-98.5">
            <text:p>-98.5</text:p>
          </table:table-cell>
          <table:table-cell office:value-type="float" office:value="-0.0139722099691222">
            <text:p>-0.01397221</text:p>
          </table:table-cell>
          <table:table-cell office:value-type="float" office:value="-0.00394981412639405">
            <text:p>-0.0039498141</text:p>
          </table:table-cell>
          <table:table-cell office:value-type="float" office:value="-0.00424459191588382">
            <text:p>-0.0042445919</text:p>
          </table:table-cell>
          <table:table-cell office:value-type="float" office:value="0.951479901504858">
            <text:p>0.9514799015</text:p>
          </table:table-cell>
          <table:table-cell office:value-type="float" office:value="0.986206228579622">
            <text:p>0.9862062286</text:p>
          </table:table-cell>
          <table:table-cell office:value-type="float" office:value="0.98517924075305">
            <text:p>0.98517924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11524">
            <text:p>11524</text:p>
          </table:table-cell>
          <table:table-cell office:value-type="float" office:value="15258">
            <text:p>15258</text:p>
          </table:table-cell>
          <table:table-cell office:value-type="float" office:value="21998">
            <text:p>21998</text:p>
          </table:table-cell>
          <table:table-cell office:value-type="float" office:value="-204.125">
            <text:p>-204.125</text:p>
          </table:table-cell>
          <table:table-cell office:value-type="float" office:value="-220">
            <text:p>-220</text:p>
          </table:table-cell>
          <table:table-cell office:value-type="float" office:value="-171.375">
            <text:p>-171.375</text:p>
          </table:table-cell>
          <table:table-cell office:value-type="float" office:value="-0.017713033668865">
            <text:p>-0.0177130337</text:p>
          </table:table-cell>
          <table:table-cell office:value-type="float" office:value="-0.0144186656180364">
            <text:p>-0.0144186656</text:p>
          </table:table-cell>
          <table:table-cell office:value-type="float" office:value="-0.00779048095281389">
            <text:p>-0.007790481</text:p>
          </table:table-cell>
          <table:table-cell office:value-type="float" office:value="0.938619335220011">
            <text:p>0.9386193352</text:p>
          </table:table-cell>
          <table:table-cell office:value-type="float" office:value="0.949942150256554">
            <text:p>0.9499421503</text:p>
          </table:table-cell>
          <table:table-cell office:value-type="float" office:value="0.972852272188365">
            <text:p>0.97285227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11242">
            <text:p>11242</text:p>
          </table:table-cell>
          <table:table-cell office:value-type="float" office:value="15026">
            <text:p>15026</text:p>
          </table:table-cell>
          <table:table-cell office:value-type="float" office:value="21130">
            <text:p>21130</text:p>
          </table:table-cell>
          <table:table-cell office:value-type="float" office:value="-83.75">
            <text:p>-83.75</text:p>
          </table:table-cell>
          <table:table-cell office:value-type="float" office:value="-87.625">
            <text:p>-87.625</text:p>
          </table:table-cell>
          <table:table-cell office:value-type="float" office:value="-44.5">
            <text:p>-44.5</text:p>
          </table:table-cell>
          <table:table-cell office:value-type="float" office:value="-0.00744974203878313">
            <text:p>-0.007449742</text:p>
          </table:table-cell>
          <table:table-cell office:value-type="float" office:value="-0.00583155863170504">
            <text:p>-0.0058315586</text:p>
          </table:table-cell>
          <table:table-cell office:value-type="float" office:value="-0.00210601041173687">
            <text:p>-0.0021060104</text:p>
          </table:table-cell>
          <table:table-cell office:value-type="float" office:value="0.97403468023089">
            <text:p>0.9740346802</text:p>
          </table:table-cell>
          <table:table-cell office:value-type="float" office:value="0.979656198658139">
            <text:p>0.9796561987</text:p>
          </table:table-cell>
          <table:table-cell office:value-type="float" office:value="0.992637656707435">
            <text:p>0.99263765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11158">
            <text:p>11158</text:p>
          </table:table-cell>
          <table:table-cell office:value-type="float" office:value="14925">
            <text:p>14925</text:p>
          </table:table-cell>
          <table:table-cell office:value-type="float" office:value="22406">
            <text:p>22406</text:p>
          </table:table-cell>
          <table:table-cell office:value-type="float" office:value="-88.5">
            <text:p>-88.5</text:p>
          </table:table-cell>
          <table:table-cell office:value-type="float" office:value="-149">
            <text:p>-149</text:p>
          </table:table-cell>
          <table:table-cell office:value-type="float" office:value="-86.625">
            <text:p>-86.625</text:p>
          </table:table-cell>
          <table:table-cell office:value-type="float" office:value="-0.00793152894784011">
            <text:p>-0.0079315289</text:p>
          </table:table-cell>
          <table:table-cell office:value-type="float" office:value="-0.00998324958123953">
            <text:p>-0.0099832496</text:p>
          </table:table-cell>
          <table:table-cell office:value-type="float" office:value="-0.0038661519235919">
            <text:p>-0.0038661519</text:p>
          </table:table-cell>
          <table:table-cell office:value-type="float" office:value="0.972362950619402">
            <text:p>0.9723629506</text:p>
          </table:table-cell>
          <table:table-cell office:value-type="float" office:value="0.965253970399176">
            <text:p>0.9652539704</text:p>
          </table:table-cell>
          <table:table-cell office:value-type="float" office:value="0.986497764643593">
            <text:p>0.98649776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0845">
            <text:p>10845</text:p>
          </table:table-cell>
          <table:table-cell office:value-type="float" office:value="14849">
            <text:p>14849</text:p>
          </table:table-cell>
          <table:table-cell office:value-type="float" office:value="21805">
            <text:p>21805</text:p>
          </table:table-cell>
          <table:table-cell office:value-type="float" office:value="-125.5">
            <text:p>-125.5</text:p>
          </table:table-cell>
          <table:table-cell office:value-type="float" office:value="-17.375">
            <text:p>-17.375</text:p>
          </table:table-cell>
          <table:table-cell office:value-type="float" office:value="-78.125">
            <text:p>-78.125</text:p>
          </table:table-cell>
          <table:table-cell office:value-type="float" office:value="-0.011572153065929">
            <text:p>-0.0115721531</text:p>
          </table:table-cell>
          <table:table-cell office:value-type="float" office:value="-0.00117011246548589">
            <text:p>-0.0011701125</text:p>
          </table:table-cell>
          <table:table-cell office:value-type="float" office:value="-0.00358289383168998">
            <text:p>-0.0035828938</text:p>
          </table:table-cell>
          <table:table-cell office:value-type="float" office:value="0.959759937133348">
            <text:p>0.9597599371</text:p>
          </table:table-cell>
          <table:table-cell office:value-type="float" office:value="0.995907289930636">
            <text:p>0.9959072899</text:p>
          </table:table-cell>
          <table:table-cell office:value-type="float" office:value="0.987485032360375">
            <text:p>0.9874850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10960">
            <text:p>10960</text:p>
          </table:table-cell>
          <table:table-cell office:value-type="float" office:value="14738">
            <text:p>14738</text:p>
          </table:table-cell>
          <table:table-cell office:value-type="float" office:value="21280">
            <text:p>21280</text:p>
          </table:table-cell>
          <table:table-cell office:value-type="float" office:value="-137.25">
            <text:p>-137.25</text:p>
          </table:table-cell>
          <table:table-cell office:value-type="float" office:value="-263.25">
            <text:p>-263.25</text:p>
          </table:table-cell>
          <table:table-cell office:value-type="float" office:value="-307.25">
            <text:p>-307.25</text:p>
          </table:table-cell>
          <table:table-cell office:value-type="float" office:value="-0.0125228102189781">
            <text:p>-0.0125228102</text:p>
          </table:table-cell>
          <table:table-cell office:value-type="float" office:value="-0.0178619894151174">
            <text:p>-0.0178619894</text:p>
          </table:table-cell>
          <table:table-cell office:value-type="float" office:value="-0.0144384398496241">
            <text:p>-0.0144384398</text:p>
          </table:table-cell>
          <table:table-cell office:value-type="float" office:value="0.956477532954107">
            <text:p>0.956477533</text:p>
          </table:table-cell>
          <table:table-cell office:value-type="float" office:value="0.938108376352186">
            <text:p>0.9381083764</text:p>
          </table:table-cell>
          <table:table-cell office:value-type="float" office:value="0.949874058875087">
            <text:p>0.94987405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11162">
            <text:p>11162</text:p>
          </table:table-cell>
          <table:table-cell office:value-type="float" office:value="15058">
            <text:p>15058</text:p>
          </table:table-cell>
          <table:table-cell office:value-type="float" office:value="21461">
            <text:p>21461</text:p>
          </table:table-cell>
          <table:table-cell office:value-type="float" office:value="3.5">
            <text:p>3.5</text:p>
          </table:table-cell>
          <table:table-cell office:value-type="float" office:value="-47.25">
            <text:p>-47.25</text:p>
          </table:table-cell>
          <table:table-cell office:value-type="float" office:value="-401.75">
            <text:p>-401.75</text:p>
          </table:table-cell>
          <table:table-cell office:value-type="float" office:value="0.000313563877441319">
            <text:p>0.0003135639</text:p>
          </table:table-cell>
          <table:table-cell office:value-type="float" office:value="-0.00313786691459689">
            <text:p>-0.0031378669</text:p>
          </table:table-cell>
          <table:table-cell office:value-type="float" office:value="-0.0187200037276921">
            <text:p>-0.0187200037</text:p>
          </table:table-cell>
          <table:table-cell office:value-type="float" office:value="1.00109766628276">
            <text:p>1.0010976663</text:p>
          </table:table-cell>
          <table:table-cell office:value-type="float" office:value="0.989036764368107">
            <text:p>0.9890367644</text:p>
          </table:table-cell>
          <table:table-cell office:value-type="float" office:value="0.935166846490625">
            <text:p>0.93516684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805">
            <text:p>805</text:p>
          </table:table-cell>
          <table:table-cell office:value-type="float" office:value="540">
            <text:p>540</text:p>
          </table:table-cell>
          <table:table-cell office:value-type="float" office:value="1226">
            <text:p>1226</text:p>
          </table:table-cell>
          <table:table-cell office:value-type="float" office:value="10910">
            <text:p>10910</text:p>
          </table:table-cell>
          <table:table-cell office:value-type="float" office:value="14303">
            <text:p>14303</text:p>
          </table:table-cell>
          <table:table-cell office:value-type="float" office:value="21482">
            <text:p>21482</text:p>
          </table:table-cell>
          <table:table-cell office:value-type="float" office:value="-163.25">
            <text:p>-163.25</text:p>
          </table:table-cell>
          <table:table-cell office:value-type="float" office:value="-307.25">
            <text:p>-307.25</text:p>
          </table:table-cell>
          <table:table-cell office:value-type="float" office:value="-108">
            <text:p>-108</text:p>
          </table:table-cell>
          <table:table-cell office:value-type="float" office:value="-0.0149633363886343">
            <text:p>-0.0149633364</text:p>
          </table:table-cell>
          <table:table-cell office:value-type="float" office:value="-0.0214815073760749">
            <text:p>-0.0214815074</text:p>
          </table:table-cell>
          <table:table-cell office:value-type="float" office:value="-0.00502746485429662">
            <text:p>-0.0050274649</text:p>
          </table:table-cell>
          <table:table-cell office:value-type="float" office:value="0.948067169454104">
            <text:p>0.9480671695</text:p>
          </table:table-cell>
          <table:table-cell office:value-type="float" office:value="0.925719176295668">
            <text:p>0.9257191763</text:p>
          </table:table-cell>
          <table:table-cell office:value-type="float" office:value="0.98245341279957">
            <text:p>0.9824534128</text:p>
          </table:table-cell>
          <table:table-cell office:value-type="float" office:value="0">
            <text:p>0</text:p>
          </table:table-cell>
          <table:table-cell office:value-type="float" office:value="-31.9193295180728">
            <text:p>-31.91932951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table:number-columns-repeated="2" office:value-type="float" office:value="1277">
            <text:p>1277</text:p>
          </table:table-cell>
          <table:table-cell office:value-type="float" office:value="10330">
            <text:p>10330</text:p>
          </table:table-cell>
          <table:table-cell office:value-type="float" office:value="14342">
            <text:p>14342</text:p>
          </table:table-cell>
          <table:table-cell office:value-type="float" office:value="21500">
            <text:p>21500</text:p>
          </table:table-cell>
          <table:table-cell office:value-type="float" office:value="-82.875">
            <text:p>-82.875</text:p>
          </table:table-cell>
          <table:table-cell office:value-type="float" office:value="-341">
            <text:p>-341</text:p>
          </table:table-cell>
          <table:table-cell office:value-type="float" office:value="-59.125">
            <text:p>-59.125</text:p>
          </table:table-cell>
          <table:table-cell office:value-type="float" office:value="-0.00802274927395934">
            <text:p>-0.0080227493</text:p>
          </table:table-cell>
          <table:table-cell office:value-type="float" office:value="-0.0237763212941012">
            <text:p>-0.0237763213</text:p>
          </table:table-cell>
          <table:table-cell office:value-type="float" office:value="-0.00275">
            <text:p>-0.00275</text:p>
          </table:table-cell>
          <table:table-cell office:value-type="float" office:value="0.972046531972732">
            <text:p>0.972046532</text:p>
          </table:table-cell>
          <table:table-cell office:value-type="float" office:value="0.917890889841035">
            <text:p>0.9178908898</text:p>
          </table:table-cell>
          <table:table-cell office:value-type="float" office:value="0.9903898225">
            <text:p>0.9903898225</text:p>
          </table:table-cell>
          <table:table-cell office:value-type="float" office:value="0">
            <text:p>0</text:p>
          </table:table-cell>
          <table:table-cell office:value-type="float" office:value="-28.8048718356679">
            <text:p>-28.80487183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10232">
            <text:p>10232</text:p>
          </table:table-cell>
          <table:table-cell office:value-type="float" office:value="14194">
            <text:p>14194</text:p>
          </table:table-cell>
          <table:table-cell office:value-type="float" office:value="20796">
            <text:p>20796</text:p>
          </table:table-cell>
          <table:table-cell office:value-type="float" office:value="-56.5">
            <text:p>-56.5</text:p>
          </table:table-cell>
          <table:table-cell office:value-type="float" office:value="-48.875">
            <text:p>-48.875</text:p>
          </table:table-cell>
          <table:table-cell office:value-type="float" office:value="-304.875">
            <text:p>-304.875</text:p>
          </table:table-cell>
          <table:table-cell office:value-type="float" office:value="-0.00552189210320563">
            <text:p>-0.0055218921</text:p>
          </table:table-cell>
          <table:table-cell office:value-type="float" office:value="-0.00344335634775257">
            <text:p>-0.0034433563</text:p>
          </table:table-cell>
          <table:table-cell office:value-type="float" office:value="-0.0146602712060012">
            <text:p>-0.0146602712</text:p>
          </table:table-cell>
          <table:table-cell office:value-type="float" office:value="0.980733140571883">
            <text:p>0.9807331406</text:p>
          </table:table-cell>
          <table:table-cell office:value-type="float" office:value="0.987971491920624">
            <text:p>0.9879714919</text:p>
          </table:table-cell>
          <table:table-cell office:value-type="float" office:value="0.94911030094059">
            <text:p>0.94911030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9916">
            <text:p>9916</text:p>
          </table:table-cell>
          <table:table-cell office:value-type="float" office:value="14282">
            <text:p>14282</text:p>
          </table:table-cell>
          <table:table-cell office:value-type="float" office:value="21115">
            <text:p>21115</text:p>
          </table:table-cell>
          <table:table-cell office:value-type="float" office:value="-177.375">
            <text:p>-177.375</text:p>
          </table:table-cell>
          <table:table-cell office:value-type="float" office:value="1">
            <text:p>1</text:p>
          </table:table-cell>
          <table:table-cell office:value-type="float" office:value="-354">
            <text:p>-354</text:p>
          </table:table-cell>
          <table:table-cell office:value-type="float" office:value="-0.0178877571601452">
            <text:p>-0.0178877572</text:p>
          </table:table-cell>
          <table:table-cell table:style-name="ce17" office:value-type="float" office:value="0.0000700182047332306">
            <text:p>7.00E-005</text:p>
          </table:table-cell>
          <table:table-cell office:value-type="float" office:value="-0.0167653327018707">
            <text:p>-0.0167653327</text:p>
          </table:table-cell>
          <table:table-cell office:value-type="float" office:value="0.938019994777684">
            <text:p>0.9380199948</text:p>
          </table:table-cell>
          <table:table-cell office:value-type="float" office:value="1.00024507332556">
            <text:p>1.0002450733</text:p>
          </table:table-cell>
          <table:table-cell office:value-type="float" office:value="0.941872245249437">
            <text:p>0.94187224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10067">
            <text:p>10067</text:p>
          </table:table-cell>
          <table:table-cell office:value-type="float" office:value="13580">
            <text:p>13580</text:p>
          </table:table-cell>
          <table:table-cell office:value-type="float" office:value="19148">
            <text:p>19148</text:p>
          </table:table-cell>
          <table:table-cell office:value-type="float" office:value="-248.375">
            <text:p>-248.375</text:p>
          </table:table-cell>
          <table:table-cell office:value-type="float" office:value="-145.625">
            <text:p>-145.625</text:p>
          </table:table-cell>
          <table:table-cell office:value-type="float" office:value="-344.875">
            <text:p>-344.875</text:p>
          </table:table-cell>
          <table:table-cell office:value-type="float" office:value="-0.0246721962848912">
            <text:p>-0.0246721963</text:p>
          </table:table-cell>
          <table:table-cell office:value-type="float" office:value="-0.0107234904270987">
            <text:p>-0.0107234904</text:p>
          </table:table-cell>
          <table:table-cell office:value-type="float" office:value="-0.0180110194276165">
            <text:p>-0.0180110194</text:p>
          </table:table-cell>
          <table:table-cell office:value-type="float" office:value="0.91484039885114">
            <text:p>0.9148403989</text:p>
          </table:table-cell>
          <table:table-cell office:value-type="float" office:value="0.962693170269157">
            <text:p>0.9626931703</text:p>
          </table:table-cell>
          <table:table-cell office:value-type="float" office:value="0.937597249772153">
            <text:p>0.9375972498</text:p>
          </table:table-cell>
          <table:table-cell office:value-type="float" office:value="-27.7462468064694">
            <text:p>-27.74624680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9830">
            <text:p>9830</text:p>
          </table:table-cell>
          <table:table-cell office:value-type="float" office:value="13597">
            <text:p>13597</text:p>
          </table:table-cell>
          <table:table-cell office:value-type="float" office:value="19240">
            <text:p>19240</text:p>
          </table:table-cell>
          <table:table-cell office:value-type="float" office:value="-94.875">
            <text:p>-94.875</text:p>
          </table:table-cell>
          <table:table-cell office:value-type="float" office:value="-444">
            <text:p>-444</text:p>
          </table:table-cell>
          <table:table-cell office:value-type="float" office:value="-506.5">
            <text:p>-506.5</text:p>
          </table:table-cell>
          <table:table-cell office:value-type="float" office:value="-0.00965157680569685">
            <text:p>-0.0096515768</text:p>
          </table:table-cell>
          <table:table-cell office:value-type="float" office:value="-0.0326542619695521">
            <text:p>-0.032654262</text:p>
          </table:table-cell>
          <table:table-cell office:value-type="float" office:value="-0.0263253638253638">
            <text:p>-0.0263253638</text:p>
          </table:table-cell>
          <table:table-cell office:value-type="float" office:value="0.96640206093234">
            <text:p>0.9664020609</text:p>
          </table:table-cell>
          <table:table-cell office:value-type="float" office:value="0.887800032723129">
            <text:p>0.8878000327</text:p>
          </table:table-cell>
          <table:table-cell office:value-type="float" office:value="0.909219555181081">
            <text:p>0.9092195552</text:p>
          </table:table-cell>
          <table:table-cell office:value-type="float" office:value="0">
            <text:p>0</text:p>
          </table:table-cell>
          <table:table-cell office:value-type="float" office:value="-20.8783606110622">
            <text:p>-20.8783606111</text:p>
          </table:table-cell>
          <table:table-cell office:value-type="float" office:value="-25.9818987762535">
            <text:p>-25.981898776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9774">
            <text:p>9774</text:p>
          </table:table-cell>
          <table:table-cell office:value-type="float" office:value="14224">
            <text:p>14224</text:p>
          </table:table-cell>
          <table:table-cell office:value-type="float" office:value="20242">
            <text:p>20242</text:p>
          </table:table-cell>
          <table:table-cell office:value-type="float" office:value="-76.375">
            <text:p>-76.375</text:p>
          </table:table-cell>
          <table:table-cell office:value-type="float" office:value="-169.5">
            <text:p>-169.5</text:p>
          </table:table-cell>
          <table:table-cell office:value-type="float" office:value="-317.5">
            <text:p>-317.5</text:p>
          </table:table-cell>
          <table:table-cell office:value-type="float" office:value="-0.00781409862901576">
            <text:p>-0.0078140986</text:p>
          </table:table-cell>
          <table:table-cell office:value-type="float" office:value="-0.0119164791901012">
            <text:p>-0.0119164792</text:p>
          </table:table-cell>
          <table:table-cell office:value-type="float" office:value="-0.0156852089714455">
            <text:p>-0.015685209</text:p>
          </table:table-cell>
          <table:table-cell office:value-type="float" office:value="0.972770332667717">
            <text:p>0.9727703327</text:p>
          </table:table-cell>
          <table:table-cell office:value-type="float" office:value="0.95857064768817">
            <text:p>0.9585706477</text:p>
          </table:table-cell>
          <table:table-cell office:value-type="float" office:value="0.945583979129678">
            <text:p>0.94558397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9450">
            <text:p>9450</text:p>
          </table:table-cell>
          <table:table-cell office:value-type="float" office:value="13257">
            <text:p>13257</text:p>
          </table:table-cell>
          <table:table-cell office:value-type="float" office:value="20552">
            <text:p>20552</text:p>
          </table:table-cell>
          <table:table-cell office:value-type="float" office:value="-251.625">
            <text:p>-251.625</text:p>
          </table:table-cell>
          <table:table-cell office:value-type="float" office:value="-428.125">
            <text:p>-428.125</text:p>
          </table:table-cell>
          <table:table-cell office:value-type="float" office:value="-408.875">
            <text:p>-408.875</text:p>
          </table:table-cell>
          <table:table-cell office:value-type="float" office:value="-0.0266269841269841">
            <text:p>-0.0266269841</text:p>
          </table:table-cell>
          <table:table-cell office:value-type="float" office:value="-0.0322942596364185">
            <text:p>-0.0322942596</text:p>
          </table:table-cell>
          <table:table-cell office:value-type="float" office:value="-0.0198946574542624">
            <text:p>-0.0198946575</text:p>
          </table:table-cell>
          <table:table-cell office:value-type="float" office:value="0.908195188271605">
            <text:p>0.9081951883</text:p>
          </table:table-cell>
          <table:table-cell office:value-type="float" office:value="0.889014212915246">
            <text:p>0.8890142129</text:p>
          </table:table-cell>
          <table:table-cell office:value-type="float" office:value="0.931144461804718">
            <text:p>0.9311444618</text:p>
          </table:table-cell>
          <table:table-cell office:value-type="float" office:value="-25.6836245508447">
            <text:p>-25.6836245508</text:p>
          </table:table-cell>
          <table:table-cell office:value-type="float" office:value="-21.1150097963308">
            <text:p>-21.11500979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8920">
            <text:p>8920</text:p>
          </table:table-cell>
          <table:table-cell office:value-type="float" office:value="12812">
            <text:p>12812</text:p>
          </table:table-cell>
          <table:table-cell office:value-type="float" office:value="18723">
            <text:p>18723</text:p>
          </table:table-cell>
          <table:table-cell office:value-type="float" office:value="-605.5">
            <text:p>-605.5</text:p>
          </table:table-cell>
          <table:table-cell office:value-type="float" office:value="-311.625">
            <text:p>-311.625</text:p>
          </table:table-cell>
          <table:table-cell office:value-type="float" office:value="-278.375">
            <text:p>-278.375</text:p>
          </table:table-cell>
          <table:table-cell office:value-type="float" office:value="-0.0678811659192825">
            <text:p>-0.0678811659</text:p>
          </table:table-cell>
          <table:table-cell office:value-type="float" office:value="-0.0243229004058695">
            <text:p>-0.0243229004</text:p>
          </table:table-cell>
          <table:table-cell office:value-type="float" office:value="-0.0148680766971105">
            <text:p>-0.0148680767</text:p>
          </table:table-cell>
          <table:table-cell office:value-type="float" office:value="0.771447310548171">
            <text:p>0.7714473105</text:p>
          </table:table-cell>
          <table:table-cell office:value-type="float" office:value="0.916029391408398">
            <text:p>0.9160293914</text:p>
          </table:table-cell>
          <table:table-cell office:value-type="float" office:value="0.948395008581269">
            <text:p>0.9483950086</text:p>
          </table:table-cell>
          <table:table-cell office:value-type="float" office:value="-9.86055189761964">
            <text:p>-9.8605518976</text:p>
          </table:table-cell>
          <table:table-cell office:value-type="float" office:value="-28.1497230904974">
            <text:p>-28.14972309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705">
            <text:p>705</text:p>
          </table:table-cell>
          <table:table-cell table:number-columns-repeated="2" office:value-type="float" office:value="1089">
            <text:p>1089</text:p>
          </table:table-cell>
          <table:table-cell office:value-type="float" office:value="7525">
            <text:p>7525</text:p>
          </table:table-cell>
          <table:table-cell office:value-type="float" office:value="12468">
            <text:p>12468</text:p>
          </table:table-cell>
          <table:table-cell office:value-type="float" office:value="18683">
            <text:p>18683</text:p>
          </table:table-cell>
          <table:table-cell office:value-type="float" office:value="-723.25">
            <text:p>-723.25</text:p>
          </table:table-cell>
          <table:table-cell office:value-type="float" office:value="-129">
            <text:p>-129</text:p>
          </table:table-cell>
          <table:table-cell office:value-type="float" office:value="-607.875">
            <text:p>-607.875</text:p>
          </table:table-cell>
          <table:table-cell office:value-type="float" office:value="-0.0961129568106312">
            <text:p>-0.0961129568</text:p>
          </table:table-cell>
          <table:table-cell office:value-type="float" office:value="-0.0103464870067372">
            <text:p>-0.010346487</text:p>
          </table:table-cell>
          <table:table-cell office:value-type="float" office:value="-0.0325362629128084">
            <text:p>-0.0325362629</text:p>
          </table:table-cell>
          <table:table-cell office:value-type="float" office:value="0.68171054407788">
            <text:p>0.6817105441</text:p>
          </table:table-cell>
          <table:table-cell office:value-type="float" office:value="0.963997113071446">
            <text:p>0.9639971131</text:p>
          </table:table-cell>
          <table:table-cell office:value-type="float" office:value="0.88819795227766">
            <text:p>0.8881979523</text:p>
          </table:table-cell>
          <table:table-cell office:value-type="float" office:value="-6.85938796393514">
            <text:p>-6.8593879639</text:p>
          </table:table-cell>
          <table:table-cell office:value-type="float" office:value="0">
            <text:p>0</text:p>
          </table:table-cell>
          <table:table-cell office:value-type="float" office:value="-20.9553509440883">
            <text:p>-20.955350944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6118">
            <text:p>6118</text:p>
          </table:table-cell>
          <table:table-cell office:value-type="float" office:value="11538">
            <text:p>11538</text:p>
          </table:table-cell>
          <table:table-cell office:value-type="float" office:value="19830">
            <text:p>19830</text:p>
          </table:table-cell>
          <table:table-cell office:value-type="float" office:value="-818.875">
            <text:p>-818.875</text:p>
          </table:table-cell>
          <table:table-cell office:value-type="float" office:value="-509.75">
            <text:p>-509.75</text:p>
          </table:table-cell>
          <table:table-cell office:value-type="float" office:value="-662.625">
            <text:p>-662.625</text:p>
          </table:table-cell>
          <table:table-cell office:value-type="float" office:value="-0.133846845374305">
            <text:p>-0.1338468454</text:p>
          </table:table-cell>
          <table:table-cell office:value-type="float" office:value="-0.0441801005373548">
            <text:p>-0.0441801005</text:p>
          </table:table-cell>
          <table:table-cell office:value-type="float" office:value="-0.0334152798789713">
            <text:p>-0.0334152799</text:p>
          </table:table-cell>
          <table:table-cell office:value-type="float" office:value="0.566649398102572">
            <text:p>0.5666493981</text:p>
          </table:table-cell>
          <table:table-cell office:value-type="float" office:value="0.8491953354349">
            <text:p>0.8491953354</text:p>
          </table:table-cell>
          <table:table-cell office:value-type="float" office:value="0.885235019045205">
            <text:p>0.885235019</text:p>
          </table:table-cell>
          <table:table-cell office:value-type="float" office:value="-4.82378827643858">
            <text:p>-4.8237882764</text:p>
          </table:table-cell>
          <table:table-cell office:value-type="float" office:value="-15.3399428402183">
            <text:p>-15.3399428402</text:p>
          </table:table-cell>
          <table:table-cell office:value-type="float" office:value="-20.3948831889607">
            <text:p>-20.394883189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971">
            <text:p>971</text:p>
          </table:table-cell>
          <table:table-cell office:value-type="float" office:value="5516">
            <text:p>5516</text:p>
          </table:table-cell>
          <table:table-cell office:value-type="float" office:value="10558">
            <text:p>10558</text:p>
          </table:table-cell>
          <table:table-cell office:value-type="float" office:value="17752">
            <text:p>17752</text:p>
          </table:table-cell>
          <table:table-cell office:value-type="float" office:value="-638.625">
            <text:p>-638.625</text:p>
          </table:table-cell>
          <table:table-cell office:value-type="float" office:value="-353">
            <text:p>-353</text:p>
          </table:table-cell>
          <table:table-cell office:value-type="float" office:value="-509.25">
            <text:p>-509.25</text:p>
          </table:table-cell>
          <table:table-cell office:value-type="float" office:value="-0.115776831036983">
            <text:p>-0.115776831</text:p>
          </table:table-cell>
          <table:table-cell office:value-type="float" office:value="-0.0334343625686683">
            <text:p>-0.0334343626</text:p>
          </table:table-cell>
          <table:table-cell office:value-type="float" office:value="-0.0286869085173502">
            <text:p>-0.0286869085</text:p>
          </table:table-cell>
          <table:table-cell office:value-type="float" office:value="0.621053469596292">
            <text:p>0.6210534696</text:p>
          </table:table-cell>
          <table:table-cell office:value-type="float" office:value="0.885170729946392">
            <text:p>0.8851707299</text:p>
          </table:table-cell>
          <table:table-cell office:value-type="float" office:value="0.901208780081029">
            <text:p>0.9012087801</text:p>
          </table:table-cell>
          <table:table-cell office:value-type="float" office:value="-5.63324559493105">
            <text:p>-5.6332455949</text:p>
          </table:table-cell>
          <table:table-cell office:value-type="float" office:value="-20.383042724847">
            <text:p>-20.3830427248</text:p>
          </table:table-cell>
          <table:table-cell office:value-type="float" office:value="-23.8142365882518">
            <text:p>-23.8142365883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4680">
            <text:p>4680</text:p>
          </table:table-cell>
          <table:table-cell office:value-type="float" office:value="10603">
            <text:p>10603</text:p>
          </table:table-cell>
          <table:table-cell office:value-type="float" office:value="16973">
            <text:p>16973</text:p>
          </table:table-cell>
          <table:table-cell office:value-type="float" office:value="-404.5">
            <text:p>-404.5</text:p>
          </table:table-cell>
          <table:table-cell office:value-type="float" office:value="-424.375">
            <text:p>-424.375</text:p>
          </table:table-cell>
          <table:table-cell office:value-type="float" office:value="-407.75">
            <text:p>-407.75</text:p>
          </table:table-cell>
          <table:table-cell office:value-type="float" office:value="-0.0864316239316239">
            <text:p>-0.0864316239</text:p>
          </table:table-cell>
          <table:table-cell office:value-type="float" office:value="-0.0400240497972272">
            <text:p>-0.0400240498</text:p>
          </table:table-cell>
          <table:table-cell office:value-type="float" office:value="-0.0240234490072468">
            <text:p>-0.024023449</text:p>
          </table:table-cell>
          <table:table-cell office:value-type="float" office:value="0.712131350445613">
            <text:p>0.7121313504</text:p>
          </table:table-cell>
          <table:table-cell office:value-type="float" office:value="0.86305559785156">
            <text:p>0.8630555979</text:p>
          </table:table-cell>
          <table:table-cell office:value-type="float" office:value="0.917049095634956">
            <text:p>0.9170490956</text:p>
          </table:table-cell>
          <table:table-cell office:value-type="float" office:value="-7.66780707777873">
            <text:p>-7.6678070778</text:p>
          </table:table-cell>
          <table:table-cell office:value-type="float" office:value="-16.9693340511504">
            <text:p>-16.9693340512</text:p>
          </table:table-cell>
          <table:table-cell office:value-type="float" office:value="-28.5049638229148">
            <text:p>-28.504963822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4060">
            <text:p>4060</text:p>
          </table:table-cell>
          <table:table-cell office:value-type="float" office:value="9920">
            <text:p>9920</text:p>
          </table:table-cell>
          <table:table-cell office:value-type="float" office:value="18081">
            <text:p>18081</text:p>
          </table:table-cell>
          <table:table-cell office:value-type="float" office:value="-356.25">
            <text:p>-356.25</text:p>
          </table:table-cell>
          <table:table-cell office:value-type="float" office:value="-337">
            <text:p>-337</text:p>
          </table:table-cell>
          <table:table-cell office:value-type="float" office:value="-606.375">
            <text:p>-606.375</text:p>
          </table:table-cell>
          <table:table-cell office:value-type="float" office:value="-0.0877463054187192">
            <text:p>-0.0877463054</text:p>
          </table:table-cell>
          <table:table-cell office:value-type="float" office:value="-0.0339717741935484">
            <text:p>-0.0339717742</text:p>
          </table:table-cell>
          <table:table-cell office:value-type="float" office:value="-0.0335365853658537">
            <text:p>-0.0335365854</text:p>
          </table:table-cell>
          <table:table-cell office:value-type="float" office:value="0.707978782699168">
            <text:p>0.7079787827</text:p>
          </table:table-cell>
          <table:table-cell office:value-type="float" office:value="0.883360789948621">
            <text:p>0.8833607899</text:p>
          </table:table-cell>
          <table:table-cell office:value-type="float" office:value="0.884826368233194">
            <text:p>0.8848263682</text:p>
          </table:table-cell>
          <table:table-cell office:value-type="float" office:value="-7.54756819624234">
            <text:p>-7.5475681962</text:p>
          </table:table-cell>
          <table:table-cell office:value-type="float" office:value="-20.0550503274989">
            <text:p>-20.0550503275</text:p>
          </table:table-cell>
          <table:table-cell office:value-type="float" office:value="-20.3198447278022">
            <text:p>-20.319844727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4536">
            <text:p>4536</text:p>
          </table:table-cell>
          <table:table-cell office:value-type="float" office:value="10051">
            <text:p>10051</text:p>
          </table:table-cell>
          <table:table-cell office:value-type="float" office:value="18810">
            <text:p>18810</text:p>
          </table:table-cell>
          <table:table-cell office:value-type="float" office:value="-169.75">
            <text:p>-169.75</text:p>
          </table:table-cell>
          <table:table-cell office:value-type="float" office:value="-106.375">
            <text:p>-106.375</text:p>
          </table:table-cell>
          <table:table-cell office:value-type="float" office:value="-835.125">
            <text:p>-835.125</text:p>
          </table:table-cell>
          <table:table-cell office:value-type="float" office:value="-0.0374228395061728">
            <text:p>-0.0374228395</text:p>
          </table:table-cell>
          <table:table-cell office:value-type="float" office:value="-0.01058352402746">
            <text:p>-0.010583524</text:p>
          </table:table-cell>
          <table:table-cell office:value-type="float" office:value="-0.0443979266347687">
            <text:p>-0.0443979266</text:p>
          </table:table-cell>
          <table:table-cell office:value-type="float" office:value="0.871764980805136">
            <text:p>0.8717649808</text:p>
          </table:table-cell>
          <table:table-cell office:value-type="float" office:value="0.963177207426336">
            <text:p>0.9631772074</text:p>
          </table:table-cell>
          <table:table-cell office:value-type="float" office:value="0.848470761521663">
            <text:p>0.8484707615</text:p>
          </table:table-cell>
          <table:table-cell office:value-type="float" office:value="-18.1732593498534">
            <text:p>-18.1732593499</text:p>
          </table:table-cell>
          <table:table-cell office:value-type="float" office:value="0">
            <text:p>0</text:p>
          </table:table-cell>
          <table:table-cell office:value-type="float" office:value="-15.2629553347926">
            <text:p>-15.262955334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22">
            <text:p>522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5026">
            <text:p>5026</text:p>
          </table:table-cell>
          <table:table-cell office:value-type="float" office:value="9752">
            <text:p>9752</text:p>
          </table:table-cell>
          <table:table-cell office:value-type="float" office:value="17431">
            <text:p>17431</text:p>
          </table:table-cell>
          <table:table-cell office:value-type="float" office:value="-201.25">
            <text:p>-201.25</text:p>
          </table:table-cell>
          <table:table-cell office:value-type="float" office:value="-505.75">
            <text:p>-505.75</text:p>
          </table:table-cell>
          <table:table-cell office:value-type="float" office:value="-858.75">
            <text:p>-858.75</text:p>
          </table:table-cell>
          <table:table-cell office:value-type="float" office:value="-0.040041782729805">
            <text:p>-0.0400417827</text:p>
          </table:table-cell>
          <table:table-cell office:value-type="float" office:value="-0.051861156685808">
            <text:p>-0.0518611567</text:p>
          </table:table-cell>
          <table:table-cell office:value-type="float" office:value="-0.0492656760943147">
            <text:p>-0.0492656761</text:p>
          </table:table-cell>
          <table:table-cell office:value-type="float" office:value="0.862996315399477">
            <text:p>0.8629963154</text:p>
          </table:table-cell>
          <table:table-cell office:value-type="float" office:value="0.82375752756234">
            <text:p>0.8237575276</text:p>
          </table:table-cell>
          <table:table-cell office:value-type="float" office:value="0.832327263078317">
            <text:p>0.8323272631</text:p>
          </table:table-cell>
          <table:table-cell office:value-type="float" office:value="-16.9616634041053">
            <text:p>-16.9616634041</text:p>
          </table:table-cell>
          <table:table-cell office:value-type="float" office:value="-13.015790513561">
            <text:p>-13.0157905136</text:p>
          </table:table-cell>
          <table:table-cell office:value-type="float" office:value="-13.7200844815279">
            <text:p>-13.7200844815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4816">
            <text:p>4816</text:p>
          </table:table-cell>
          <table:table-cell office:value-type="float" office:value="8752">
            <text:p>8752</text:p>
          </table:table-cell>
          <table:table-cell office:value-type="float" office:value="15214">
            <text:p>15214</text:p>
          </table:table-cell>
          <table:table-cell office:value-type="float" office:value="-525.75">
            <text:p>-525.75</text:p>
          </table:table-cell>
          <table:table-cell office:value-type="float" office:value="-546.5">
            <text:p>-546.5</text:p>
          </table:table-cell>
          <table:table-cell office:value-type="float" office:value="-1014.125">
            <text:p>-1014.125</text:p>
          </table:table-cell>
          <table:table-cell office:value-type="float" office:value="-0.109167358803987">
            <text:p>-0.1091673588</text:p>
          </table:table-cell>
          <table:table-cell office:value-type="float" office:value="-0.0624428702010969">
            <text:p>-0.0624428702</text:p>
          </table:table-cell>
          <table:table-cell office:value-type="float" office:value="-0.0666573550677008">
            <text:p>-0.0666573551</text:p>
          </table:table-cell>
          <table:table-cell office:value-type="float" office:value="0.641272568153394">
            <text:p>0.6412725682</text:p>
          </table:table-cell>
          <table:table-cell office:value-type="float" office:value="0.789092213892505">
            <text:p>0.7890922139</text:p>
          </table:table-cell>
          <table:table-cell office:value-type="float" office:value="0.775407935112905">
            <text:p>0.7754079351</text:p>
          </table:table-cell>
          <table:table-cell office:value-type="float" office:value="-5.99615021906861">
            <text:p>-5.9961502191</text:p>
          </table:table-cell>
          <table:table-cell office:value-type="float" office:value="-10.7502038961707">
            <text:p>-10.7502038962</text:p>
          </table:table-cell>
          <table:table-cell office:value-type="float" office:value="-10.0481022481446">
            <text:p>-10.048102248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3">
            <text:p>3</text:p>
          </table:table-cell>
          <table:table-cell office:value-type="float" office:value="494">
            <text:p>494</text:p>
          </table:table-cell>
          <table:table-cell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4060">
            <text:p>4060</text:p>
          </table:table-cell>
          <table:table-cell office:value-type="float" office:value="8060">
            <text:p>8060</text:p>
          </table:table-cell>
          <table:table-cell office:value-type="float" office:value="13547">
            <text:p>13547</text:p>
          </table:table-cell>
          <table:table-cell office:value-type="float" office:value="-356.25">
            <text:p>-356.25</text:p>
          </table:table-cell>
          <table:table-cell office:value-type="float" office:value="-163.125">
            <text:p>-163.125</text:p>
          </table:table-cell>
          <table:table-cell office:value-type="float" office:value="-329.375">
            <text:p>-329.375</text:p>
          </table:table-cell>
          <table:table-cell office:value-type="float" office:value="-0.0877463054187192">
            <text:p>-0.0877463054</text:p>
          </table:table-cell>
          <table:table-cell office:value-type="float" office:value="-0.0202388337468983">
            <text:p>-0.0202388337</text:p>
          </table:table-cell>
          <table:table-cell office:value-type="float" office:value="-0.0243135011441648">
            <text:p>-0.0243135011</text:p>
          </table:table-cell>
          <table:table-cell office:value-type="float" office:value="0.707978782699168">
            <text:p>0.7079787827</text:p>
          </table:table-cell>
          <table:table-cell office:value-type="float" office:value="0.929966918253068">
            <text:p>0.9299669183</text:p>
          </table:table-cell>
          <table:table-cell office:value-type="float" office:value="0.916061392817682">
            <text:p>0.9160613928</text:p>
          </table:table-cell>
          <table:table-cell office:value-type="float" office:value="-7.54756819624234">
            <text:p>-7.5475681962</text:p>
          </table:table-cell>
          <table:table-cell office:value-type="float" office:value="-33.9006210190816">
            <text:p>-33.9006210191</text:p>
          </table:table-cell>
          <table:table-cell office:value-type="float" office:value="-28.1607404691155">
            <text:p>-28.160740469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429">
            <text:p>429</text:p>
          </table:table-cell>
          <table:table-cell office:value-type="float" office:value="4536">
            <text:p>4536</text:p>
          </table:table-cell>
          <table:table-cell office:value-type="float" office:value="7670">
            <text:p>7670</text:p>
          </table:table-cell>
          <table:table-cell office:value-type="float" office:value="12214">
            <text:p>12214</text:p>
          </table:table-cell>
          <table:table-cell office:value-type="float" office:value="-169.75">
            <text:p>-169.75</text:p>
          </table:table-cell>
          <table:table-cell office:value-type="float" office:value="-742">
            <text:p>-742</text:p>
          </table:table-cell>
          <table:table-cell office:value-type="float" office:value="-120.125">
            <text:p>-120.125</text:p>
          </table:table-cell>
          <table:table-cell office:value-type="float" office:value="-0.0374228395061728">
            <text:p>-0.0374228395</text:p>
          </table:table-cell>
          <table:table-cell office:value-type="float" office:value="-0.0967405475880052">
            <text:p>-0.0967405476</text:p>
          </table:table-cell>
          <table:table-cell office:value-type="float" office:value="-0.00983502538071066">
            <text:p>-0.0098350254</text:p>
          </table:table-cell>
          <table:table-cell office:value-type="float" office:value="0.871764980805136">
            <text:p>0.8717649808</text:p>
          </table:table-cell>
          <table:table-cell office:value-type="float" office:value="0.679751201195331">
            <text:p>0.6797512012</text:p>
          </table:table-cell>
          <table:table-cell office:value-type="float" office:value="0.965766997507022">
            <text:p>0.9657669975</text:p>
          </table:table-cell>
          <table:table-cell office:value-type="float" office:value="-18.1732593498534">
            <text:p>-18.1732593499</text:p>
          </table:table-cell>
          <table:table-cell office:value-type="float" office:value="-6.81256233693413">
            <text:p>-6.81256233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60">
            <text:p>360</text:p>
          </table:table-cell>
          <table:table-cell office:value-type="float" office:value="3906">
            <text:p>3906</text:p>
          </table:table-cell>
          <table:table-cell office:value-type="float" office:value="7254">
            <text:p>7254</text:p>
          </table:table-cell>
          <table:table-cell office:value-type="float" office:value="12565">
            <text:p>12565</text:p>
          </table:table-cell>
          <table:table-cell office:value-type="float" office:value="-89.25">
            <text:p>-89.25</text:p>
          </table:table-cell>
          <table:table-cell office:value-type="float" office:value="-165.75">
            <text:p>-165.75</text:p>
          </table:table-cell>
          <table:table-cell office:value-type="float" office:value="-820.875">
            <text:p>-820.875</text:p>
          </table:table-cell>
          <table:table-cell table:number-columns-repeated="2" office:value-type="float" office:value="-0.0228494623655914">
            <text:p>-0.0228494624</text:p>
          </table:table-cell>
          <table:table-cell office:value-type="float" office:value="-0.0653302825308396">
            <text:p>-0.0653302825</text:p>
          </table:table-cell>
          <table:table-cell table:number-columns-repeated="2" office:value-type="float" office:value="0.921050193664007">
            <text:p>0.9210501937</text:p>
          </table:table-cell>
          <table:table-cell office:value-type="float" office:value="0.779709380940558">
            <text:p>0.7797093809</text:p>
          </table:table-cell>
          <table:table-cell table:number-columns-repeated="2" office:value-type="float" office:value="-29.987473762812">
            <text:p>-29.9874737628</text:p>
          </table:table-cell>
          <table:table-cell office:value-type="float" office:value="-10.2594152290553">
            <text:p>-10.259415229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361">
            <text:p>361</text:p>
          </table:table-cell>
          <table:table-cell office:value-type="float" office:value="3770">
            <text:p>3770</text:p>
          </table:table-cell>
          <table:table-cell office:value-type="float" office:value="6786">
            <text:p>6786</text:p>
          </table:table-cell>
          <table:table-cell office:value-type="float" office:value="12040">
            <text:p>12040</text:p>
          </table:table-cell>
          <table:table-cell office:value-type="float" office:value="-221">
            <text:p>-221</text:p>
          </table:table-cell>
          <table:table-cell office:value-type="float" office:value="-539.5">
            <text:p>-539.5</text:p>
          </table:table-cell>
          <table:table-cell office:value-type="float" office:value="-593.625">
            <text:p>-593.625</text:p>
          </table:table-cell>
          <table:table-cell office:value-type="float" office:value="-0.0586206896551724">
            <text:p>-0.0586206897</text:p>
          </table:table-cell>
          <table:table-cell office:value-type="float" office:value="-0.0795019157088123">
            <text:p>-0.0795019157</text:p>
          </table:table-cell>
          <table:table-cell office:value-type="float" office:value="-0.0493044019933555">
            <text:p>-0.049304402</text:p>
          </table:table-cell>
          <table:table-cell office:value-type="float" office:value="0.801562901307967">
            <text:p>0.8015629013</text:p>
          </table:table-cell>
          <table:table-cell office:value-type="float" office:value="0.734131582037844">
            <text:p>0.734131582</text:p>
          </table:table-cell>
          <table:table-cell office:value-type="float" office:value="0.832199204172864">
            <text:p>0.8321992042</text:p>
          </table:table-cell>
          <table:table-cell office:value-type="float" office:value="-11.4742126869591">
            <text:p>-11.474212687</text:p>
          </table:table-cell>
          <table:table-cell office:value-type="float" office:value="-8.36726427764705">
            <text:p>-8.3672642776</text:p>
          </table:table-cell>
          <table:table-cell office:value-type="float" office:value="-13.7090312498852">
            <text:p>-13.7090312499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4212">
            <text:p>4212</text:p>
          </table:table-cell>
          <table:table-cell office:value-type="float" office:value="7080">
            <text:p>7080</text:p>
          </table:table-cell>
          <table:table-cell office:value-type="float" office:value="11760">
            <text:p>11760</text:p>
          </table:table-cell>
          <table:table-cell office:value-type="float" office:value="-157.625">
            <text:p>-157.625</text:p>
          </table:table-cell>
          <table:table-cell office:value-type="float" office:value="-325.25">
            <text:p>-325.25</text:p>
          </table:table-cell>
          <table:table-cell office:value-type="float" office:value="-159.125">
            <text:p>-159.125</text:p>
          </table:table-cell>
          <table:table-cell office:value-type="float" office:value="-0.0374228395061728">
            <text:p>-0.0374228395</text:p>
          </table:table-cell>
          <table:table-cell office:value-type="float" office:value="-0.0459392655367232">
            <text:p>-0.0459392655</text:p>
          </table:table-cell>
          <table:table-cell office:value-type="float" office:value="-0.013531037414966">
            <text:p>-0.0135310374</text:p>
          </table:table-cell>
          <table:table-cell office:value-type="float" office:value="0.871764980805136">
            <text:p>0.8717649808</text:p>
          </table:table-cell>
          <table:table-cell office:value-type="float" office:value="0.843348986212854">
            <text:p>0.8433489862</text:p>
          </table:table-cell>
          <table:table-cell office:value-type="float" office:value="0.953000223435729">
            <text:p>0.9530002234</text:p>
          </table:table-cell>
          <table:table-cell office:value-type="float" office:value="-18.1732593498534">
            <text:p>-18.1732593499</text:p>
          </table:table-cell>
          <table:table-cell office:value-type="float" office:value="-14.739048388465">
            <text:p>-14.73904838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61">
            <text:p>461</text:p>
          </table:table-cell>
          <table:table-cell office:value-type="float" office:value="4667">
            <text:p>4667</text:p>
          </table:table-cell>
          <table:table-cell office:value-type="float" office:value="7502">
            <text:p>7502</text:p>
          </table:table-cell>
          <table:table-cell office:value-type="float" office:value="11935">
            <text:p>11935</text:p>
          </table:table-cell>
          <table:table-cell office:value-type="float" office:value="-186.875">
            <text:p>-186.875</text:p>
          </table:table-cell>
          <table:table-cell office:value-type="float" office:value="-264">
            <text:p>-264</text:p>
          </table:table-cell>
          <table:table-cell office:value-type="float" office:value="-420">
            <text:p>-420</text:p>
          </table:table-cell>
          <table:table-cell office:value-type="float" office:value="-0.040041782729805">
            <text:p>-0.0400417827</text:p>
          </table:table-cell>
          <table:table-cell table:number-columns-repeated="2" office:value-type="float" office:value="-0.0351906158357771">
            <text:p>-0.0351906158</text:p>
          </table:table-cell>
          <table:table-cell office:value-type="float" office:value="0.862996315399477">
            <text:p>0.8629963154</text:p>
          </table:table-cell>
          <table:table-cell table:number-columns-repeated="2" office:value-type="float" office:value="0.879260068282867">
            <text:p>0.8792600683</text:p>
          </table:table-cell>
          <table:table-cell office:value-type="float" office:value="-16.9616634041053">
            <text:p>-16.9616634041</text:p>
          </table:table-cell>
          <table:table-cell table:number-columns-repeated="2" office:value-type="float" office:value="-19.3482895175452">
            <text:p>-19.348289517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3">
            <text:p>3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3906">
            <text:p>3906</text:p>
          </table:table-cell>
          <table:table-cell office:value-type="float" office:value="6795">
            <text:p>6795</text:p>
          </table:table-cell>
          <table:table-cell office:value-type="float" office:value="11046">
            <text:p>11046</text:p>
          </table:table-cell>
          <table:table-cell office:value-type="float" office:value="-89.25">
            <text:p>-89.25</text:p>
          </table:table-cell>
          <table:table-cell office:value-type="float" office:value="-153.75">
            <text:p>-153.75</text:p>
          </table:table-cell>
          <table:table-cell office:value-type="float" office:value="-241.5">
            <text:p>-241.5</text:p>
          </table:table-cell>
          <table:table-cell office:value-type="float" office:value="-0.0228494623655914">
            <text:p>-0.0228494624</text:p>
          </table:table-cell>
          <table:table-cell office:value-type="float" office:value="-0.0226269315673289">
            <text:p>-0.0226269316</text:p>
          </table:table-cell>
          <table:table-cell office:value-type="float" office:value="-0.0218631178707224">
            <text:p>-0.0218631179</text:p>
          </table:table-cell>
          <table:table-cell office:value-type="float" office:value="0.921050193664007">
            <text:p>0.9210501937</text:p>
          </table:table-cell>
          <table:table-cell office:value-type="float" office:value="0.921809216457368">
            <text:p>0.9218092165</text:p>
          </table:table-cell>
          <table:table-cell office:value-type="float" office:value="0.924415959461608">
            <text:p>0.9244159595</text:p>
          </table:table-cell>
          <table:table-cell office:value-type="float" office:value="-29.987473762812">
            <text:p>-29.9874737628</text:p>
          </table:table-cell>
          <table:table-cell office:value-type="float" office:value="-30.2858286000243">
            <text:p>-30.2858286</text:p>
          </table:table-cell>
          <table:table-cell office:value-type="float" office:value="-31.3560988494068">
            <text:p>-31.356098849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3">
            <text:p>3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919">
            <text:p>919</text:p>
          </table:table-cell>
          <table:table-cell office:value-type="float" office:value="3794">
            <text:p>3794</text:p>
          </table:table-cell>
          <table:table-cell office:value-type="float" office:value="6720">
            <text:p>6720</text:p>
          </table:table-cell>
          <table:table-cell office:value-type="float" office:value="10808">
            <text:p>10808</text:p>
          </table:table-cell>
          <table:table-cell office:value-type="float" office:value="-68.25">
            <text:p>-68.25</text:p>
          </table:table-cell>
          <table:table-cell office:value-type="float" office:value="-20.625">
            <text:p>-20.625</text:p>
          </table:table-cell>
          <table:table-cell office:value-type="float" office:value="-80.5">
            <text:p>-80.5</text:p>
          </table:table-cell>
          <table:table-cell office:value-type="float" office:value="-0.0179889298892989">
            <text:p>-0.0179889299</text:p>
          </table:table-cell>
          <table:table-cell office:value-type="float" office:value="-0.00306919642857143">
            <text:p>-0.0030691964</text:p>
          </table:table-cell>
          <table:table-cell office:value-type="float" office:value="-0.00744818652849741">
            <text:p>-0.0074481865</text:p>
          </table:table-cell>
          <table:table-cell office:value-type="float" office:value="0.937673004520636">
            <text:p>0.9376730045</text:p>
          </table:table-cell>
          <table:table-cell office:value-type="float" office:value="0.989276275634766">
            <text:p>0.9892762756</text:p>
          </table:table-cell>
          <table:table-cell office:value-type="float" office:value="0.974040079096083">
            <text:p>0.97404007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4102">
            <text:p>4102</text:p>
          </table:table-cell>
          <table:table-cell office:value-type="float" office:value="6903">
            <text:p>6903</text:p>
          </table:table-cell>
          <table:table-cell office:value-type="float" office:value="10885">
            <text:p>10885</text:p>
          </table:table-cell>
          <table:table-cell office:value-type="float" office:value="-26.25">
            <text:p>-26.25</text:p>
          </table:table-cell>
          <table:table-cell office:value-type="float" office:value="-59.625">
            <text:p>-59.625</text:p>
          </table:table-cell>
          <table:table-cell office:value-type="float" office:value="-188.125">
            <text:p>-188.125</text:p>
          </table:table-cell>
          <table:table-cell office:value-type="float" office:value="-0.00639931740614334">
            <text:p>-0.0063993174</text:p>
          </table:table-cell>
          <table:table-cell office:value-type="float" office:value="-0.00863754889178618">
            <text:p>-0.0086375489</text:p>
          </table:table-cell>
          <table:table-cell office:value-type="float" office:value="-0.0172829581993569">
            <text:p>-0.0172829582</text:p>
          </table:table-cell>
          <table:table-cell office:value-type="float" office:value="0.977682653554497">
            <text:p>0.9776826536</text:p>
          </table:table-cell>
          <table:table-cell office:value-type="float" office:value="0.96991480909043">
            <text:p>0.9699148091</text:p>
          </table:table-cell>
          <table:table-cell office:value-type="float" office:value="0.940095099564727">
            <text:p>0.94009509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3416">
            <text:p>3416</text:p>
          </table:table-cell>
          <table:table-cell office:value-type="float" office:value="6383">
            <text:p>6383</text:p>
          </table:table-cell>
          <table:table-cell office:value-type="float" office:value="11935">
            <text:p>11935</text:p>
          </table:table-cell>
          <table:table-cell office:value-type="float" office:value="-86">
            <text:p>-86</text:p>
          </table:table-cell>
          <table:table-cell office:value-type="float" office:value="-201.5">
            <text:p>-201.5</text:p>
          </table:table-cell>
          <table:table-cell office:value-type="float" office:value="-420">
            <text:p>-420</text:p>
          </table:table-cell>
          <table:table-cell office:value-type="float" office:value="-0.025175644028103">
            <text:p>-0.025175644</text:p>
          </table:table-cell>
          <table:table-cell office:value-type="float" office:value="-0.0315682281059063">
            <text:p>-0.0315682281</text:p>
          </table:table-cell>
          <table:table-cell office:value-type="float" office:value="-0.0351906158357771">
            <text:p>-0.0351906158</text:p>
          </table:table-cell>
          <table:table-cell office:value-type="float" office:value="0.91312751948401">
            <text:p>0.9131275195</text:p>
          </table:table-cell>
          <table:table-cell office:value-type="float" office:value="0.891464445559791">
            <text:p>0.8914644456</text:p>
          </table:table-cell>
          <table:table-cell office:value-type="float" office:value="0.879260068282867">
            <text:p>0.8792600683</text:p>
          </table:table-cell>
          <table:table-cell office:value-type="float" office:value="-27.1844044049819">
            <text:p>-27.184404405</text:p>
          </table:table-cell>
          <table:table-cell office:value-type="float" office:value="-21.6086875003413">
            <text:p>-21.6086875003</text:p>
          </table:table-cell>
          <table:table-cell office:value-type="float" office:value="-19.3482895175452">
            <text:p>-19.348289517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3150">
            <text:p>3150</text:p>
          </table:table-cell>
          <table:table-cell office:value-type="float" office:value="5889">
            <text:p>5889</text:p>
          </table:table-cell>
          <table:table-cell office:value-type="float" office:value="10780">
            <text:p>10780</text:p>
          </table:table-cell>
          <table:table-cell office:value-type="float" office:value="-91.625">
            <text:p>-91.625</text:p>
          </table:table-cell>
          <table:table-cell office:value-type="float" office:value="-133.25">
            <text:p>-133.25</text:p>
          </table:table-cell>
          <table:table-cell office:value-type="float" office:value="-236.25">
            <text:p>-236.25</text:p>
          </table:table-cell>
          <table:table-cell office:value-type="float" office:value="-0.0290873015873016">
            <text:p>-0.0290873016</text:p>
          </table:table-cell>
          <table:table-cell office:value-type="float" office:value="-0.0226269315673289">
            <text:p>-0.0226269316</text:p>
          </table:table-cell>
          <table:table-cell office:value-type="float" office:value="-0.0219155844155844">
            <text:p>-0.0219155844</text:p>
          </table:table-cell>
          <table:table-cell office:value-type="float" office:value="0.89985274382716">
            <text:p>0.8998527438</text:p>
          </table:table-cell>
          <table:table-cell office:value-type="float" office:value="0.921809216457368">
            <text:p>0.9218092165</text:p>
          </table:table-cell>
          <table:table-cell office:value-type="float" office:value="0.924236828512397">
            <text:p>0.9242368285</text:p>
          </table:table-cell>
          <table:table-cell office:value-type="float" office:value="-23.4816107933037">
            <text:p>-23.4816107933</text:p>
          </table:table-cell>
          <table:table-cell office:value-type="float" office:value="-30.2858286000243">
            <text:p>-30.2858286</text:p>
          </table:table-cell>
          <table:table-cell office:value-type="float" office:value="-31.2801955767134">
            <text:p>-31.280195576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24">
            <text:p>324</text:p>
          </table:table-cell>
          <table:table-cell office:value-type="float" office:value="4018">
            <text:p>4018</text:p>
          </table:table-cell>
          <table:table-cell office:value-type="float" office:value="6405">
            <text:p>6405</text:p>
          </table:table-cell>
          <table:table-cell office:value-type="float" office:value="10675">
            <text:p>10675</text:p>
          </table:table-cell>
          <table:table-cell office:value-type="float" office:value="-114.25">
            <text:p>-114.25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float" office:value="-0.0284345445495271">
            <text:p>-0.0284345445</text:p>
          </table:table-cell>
          <table:table-cell table:number-columns-repeated="2" office:value-type="float" office:value="0.00655737704918033">
            <text:p>0.006557377</text:p>
          </table:table-cell>
          <table:table-cell office:value-type="float" office:value="0.902063799791184">
            <text:p>0.9020637998</text:p>
          </table:table-cell>
          <table:table-cell table:number-columns-repeated="2" office:value-type="float" office:value="1.02303509809191">
            <text:p>1.0230350981</text:p>
          </table:table-cell>
          <table:table-cell office:value-type="float" office:value="-24.0286999799712">
            <text:p>-24.028699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3">
            <text:p>3</text:p>
          </table:table-cell>
          <table:table-cell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4102">
            <text:p>4102</text:p>
          </table:table-cell>
          <table:table-cell office:value-type="float" office:value="6561">
            <text:p>6561</text:p>
          </table:table-cell>
          <table:table-cell office:value-type="float" office:value="10571">
            <text:p>10571</text:p>
          </table:table-cell>
          <table:table-cell office:value-type="float" office:value="-26.25">
            <text:p>-26.25</text:p>
          </table:table-cell>
          <table:table-cell office:value-type="float" office:value="-186.75">
            <text:p>-186.75</text:p>
          </table:table-cell>
          <table:table-cell office:value-type="float" office:value="-372">
            <text:p>-372</text:p>
          </table:table-cell>
          <table:table-cell office:value-type="float" office:value="-0.00639931740614334">
            <text:p>-0.0063993174</text:p>
          </table:table-cell>
          <table:table-cell office:value-type="float" office:value="-0.0284636488340192">
            <text:p>-0.0284636488</text:p>
          </table:table-cell>
          <table:table-cell office:value-type="float" office:value="-0.0351906158357771">
            <text:p>-0.0351906158</text:p>
          </table:table-cell>
          <table:table-cell office:value-type="float" office:value="0.977682653554497">
            <text:p>0.9776826536</text:p>
          </table:table-cell>
          <table:table-cell office:value-type="float" office:value="0.901965180518628">
            <text:p>0.9019651805</text:p>
          </table:table-cell>
          <table:table-cell office:value-type="float" office:value="0.879260068282867">
            <text:p>0.8792600683</text:p>
          </table:table-cell>
          <table:table-cell office:value-type="float" office:value="0">
            <text:p>0</text:p>
          </table:table-cell>
          <table:table-cell office:value-type="float" office:value="-24.0037726544142">
            <text:p>-24.0037726544</text:p>
          </table:table-cell>
          <table:table-cell office:value-type="float" office:value="-19.3482895175452">
            <text:p>-19.348289517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344">
            <text:p>344</text:p>
          </table:table-cell>
          <table:table-cell office:value-type="float" office:value="3416">
            <text:p>3416</text:p>
          </table:table-cell>
          <table:table-cell office:value-type="float" office:value="6112">
            <text:p>6112</text:p>
          </table:table-cell>
          <table:table-cell office:value-type="float" office:value="10215">
            <text:p>10215</text:p>
          </table:table-cell>
          <table:table-cell office:value-type="float" office:value="-71">
            <text:p>-71</text:p>
          </table:table-cell>
          <table:table-cell office:value-type="float" office:value="-86.75">
            <text:p>-86.75</text:p>
          </table:table-cell>
          <table:table-cell office:value-type="float" office:value="-214.875">
            <text:p>-214.875</text:p>
          </table:table-cell>
          <table:table-cell office:value-type="float" office:value="-0.0207845433255269">
            <text:p>-0.0207845433</text:p>
          </table:table-cell>
          <table:table-cell office:value-type="float" office:value="-0.014193390052356">
            <text:p>-0.0141933901</text:p>
          </table:table-cell>
          <table:table-cell office:value-type="float" office:value="-0.0210352422907489">
            <text:p>-0.0210352423</text:p>
          </table:table-cell>
          <table:table-cell office:value-type="float" office:value="0.928100812953507">
            <text:p>0.928100813</text:p>
          </table:table-cell>
          <table:table-cell office:value-type="float" office:value="0.950717981366263">
            <text:p>0.9507179814</text:p>
          </table:table-cell>
          <table:table-cell office:value-type="float" office:value="0.927243915562111">
            <text:p>0.9272439156</text:p>
          </table:table-cell>
          <table:table-cell office:value-type="float" office:value="-33.0013789617944">
            <text:p>-33.0013789618</text:p>
          </table:table-cell>
          <table:table-cell office:value-type="float" office:value="0">
            <text:p>0</text:p>
          </table:table-cell>
          <table:table-cell office:value-type="float" office:value="-32.6039073121018">
            <text:p>-32.603907312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3150">
            <text:p>3150</text:p>
          </table:table-cell>
          <table:table-cell office:value-type="float" office:value="5760">
            <text:p>5760</text:p>
          </table:table-cell>
          <table:table-cell office:value-type="float" office:value="9478">
            <text:p>9478</text:p>
          </table:table-cell>
          <table:table-cell office:value-type="float" office:value="23.75">
            <text:p>23.75</text:p>
          </table:table-cell>
          <table:table-cell office:value-type="float" office:value="52.375">
            <text:p>52.375</text:p>
          </table:table-cell>
          <table:table-cell office:value-type="float" office:value="-82.25">
            <text:p>-82.25</text:p>
          </table:table-cell>
          <table:table-cell office:value-type="float" office:value="0.00753968253968254">
            <text:p>0.0075396825</text:p>
          </table:table-cell>
          <table:table-cell office:value-type="float" office:value="0.00909288194444445">
            <text:p>0.0090928819</text:p>
          </table:table-cell>
          <table:table-cell office:value-type="float" office:value="-0.00867799113737075">
            <text:p>-0.0086779911</text:p>
          </table:table-cell>
          <table:table-cell office:value-type="float" office:value="1.02650030864198">
            <text:p>1.0265003086</text:p>
          </table:table-cell>
          <table:table-cell office:value-type="float" office:value="1.03198714058958">
            <text:p>1.0319871406</text:p>
          </table:table-cell>
          <table:table-cell office:value-type="float" office:value="0.969774633778356">
            <text:p>0.96977463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340">
            <text:p>340</text:p>
          </table:table-cell>
          <table:table-cell office:value-type="float" office:value="3356">
            <text:p>3356</text:p>
          </table:table-cell>
          <table:table-cell office:value-type="float" office:value="5753">
            <text:p>5753</text:p>
          </table:table-cell>
          <table:table-cell office:value-type="float" office:value="10045">
            <text:p>10045</text:p>
          </table:table-cell>
          <table:table-cell office:value-type="float" office:value="-134.875">
            <text:p>-134.875</text:p>
          </table:table-cell>
          <table:table-cell office:value-type="float" office:value="-231.25">
            <text:p>-231.25</text:p>
          </table:table-cell>
          <table:table-cell office:value-type="float" office:value="81.125">
            <text:p>81.125</text:p>
          </table:table-cell>
          <table:table-cell office:value-type="float" office:value="-0.0401892133492253">
            <text:p>-0.0401892133</text:p>
          </table:table-cell>
          <table:table-cell office:value-type="float" office:value="-0.0401964192595168">
            <text:p>-0.0401964193</text:p>
          </table:table-cell>
          <table:table-cell office:value-type="float" office:value="0.00807615729218517">
            <text:p>0.0080761573</text:p>
          </table:table-cell>
          <table:table-cell office:value-type="float" office:value="0.862503492102185">
            <text:p>0.8625034921</text:p>
          </table:table-cell>
          <table:table-cell office:value-type="float" office:value="0.862479406749413">
            <text:p>0.8624794067</text:p>
          </table:table-cell>
          <table:table-cell office:value-type="float" office:value="1.0283943901832">
            <text:p>1.0283943902</text:p>
          </table:table-cell>
          <table:table-cell office:value-type="float" office:value="-16.898152118159">
            <text:p>-16.8981521182</text:p>
          </table:table-cell>
          <table:table-cell office:value-type="float" office:value="-16.8950598414901">
            <text:p>-16.89505984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79">
            <text:p>279</text:p>
          </table:table-cell>
          <table:table-cell office:value-type="float" office:value="2892">
            <text:p>2892</text:p>
          </table:table-cell>
          <table:table-cell office:value-type="float" office:value="5371">
            <text:p>5371</text:p>
          </table:table-cell>
          <table:table-cell office:value-type="float" office:value="10360">
            <text:p>10360</text:p>
          </table:table-cell>
          <table:table-cell office:value-type="float" office:value="-185">
            <text:p>-185</text:p>
          </table:table-cell>
          <table:table-cell office:value-type="float" office:value="-319.714285714286">
            <text:p>-319.7142857143</text:p>
          </table:table-cell>
          <table:table-cell office:value-type="float" office:value="1.5">
            <text:p>1.5</text:p>
          </table:table-cell>
          <table:table-cell office:value-type="float" office:value="-0.063969571230982">
            <text:p>-0.0639695712</text:p>
          </table:table-cell>
          <table:table-cell office:value-type="float" office:value="-0.0595260260127138">
            <text:p>-0.059526026</text:p>
          </table:table-cell>
          <table:table-cell office:value-type="float" office:value="0.000144787644787645">
            <text:p>0.0001447876</text:p>
          </table:table-cell>
          <table:table-cell office:value-type="float" office:value="0.784127028536775">
            <text:p>0.7841270285</text:p>
          </table:table-cell>
          <table:table-cell office:value-type="float" office:value="0.79860387059032">
            <text:p>0.7986038706</text:p>
          </table:table-cell>
          <table:table-cell office:value-type="float" office:value="1.00050679784514">
            <text:p>1.0005067978</text:p>
          </table:table-cell>
          <table:table-cell office:value-type="float" office:value="-10.485184646633">
            <text:p>-10.4851846466</text:p>
          </table:table-cell>
          <table:table-cell office:value-type="float" office:value="-11.2943207160241">
            <text:p>-11.2943207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4">
            <text:p>4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271">
            <text:p>271</text:p>
          </table:table-cell>
          <table:table-cell office:value-type="float" office:value="2728">
            <text:p>2728</text:p>
          </table:table-cell>
          <table:table-cell office:value-type="float" office:value="5371">
            <text:p>5371</text:p>
          </table:table-cell>
          <table:table-cell office:value-type="float" office:value="10514">
            <text:p>10514</text:p>
          </table:table-cell>
          <table:table-cell office:value-type="float" office:value="-155">
            <text:p>-155</text:p>
          </table:table-cell>
          <table:table-cell office:value-type="float" office:value="200.166666666667">
            <text:p>200.1666666667</text:p>
          </table:table-cell>
          <table:table-cell office:value-type="float" office:value="303.125">
            <text:p>303.125</text:p>
          </table:table-cell>
          <table:table-cell office:value-type="float" office:value="-0.0568181818181818">
            <text:p>-0.0568181818</text:p>
          </table:table-cell>
          <table:table-cell office:value-type="float" office:value="0.0372680444361696">
            <text:p>0.0372680444</text:p>
          </table:table-cell>
          <table:table-cell office:value-type="float" office:value="0.0288306068099677">
            <text:p>0.0288306068</text:p>
          </table:table-cell>
          <table:table-cell office:value-type="float" office:value="0.807463842975207">
            <text:p>0.807463843</text:p>
          </table:table-cell>
          <table:table-cell office:value-type="float" office:value="1.13316041351334">
            <text:p>1.1331604135</text:p>
          </table:table-cell>
          <table:table-cell office:value-type="float" office:value="1.10253628345739">
            <text:p>1.1025362835</text:p>
          </table:table-cell>
          <table:table-cell office:value-type="float" office:value="-11.8494381068623">
            <text:p>-11.8494381069</text:p>
          </table:table-cell>
          <table:table-cell office:value-type="float" office:value="18.9434284880245">
            <text:p>18.943428488</text:p>
          </table:table-cell>
          <table:table-cell office:value-type="float" office:value="24.386991908062">
            <text:p>24.386991908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4">
            <text:p>4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2921">
            <text:p>2921</text:p>
          </table:table-cell>
          <table:table-cell office:value-type="float" office:value="5849">
            <text:p>5849</text:p>
          </table:table-cell>
          <table:table-cell office:value-type="float" office:value="11255">
            <text:p>11255</text:p>
          </table:table-cell>
          <table:table-cell office:value-type="float" office:value="-90.5">
            <text:p>-90.5</text:p>
          </table:table-cell>
          <table:table-cell office:value-type="float" office:value="140.625">
            <text:p>140.625</text:p>
          </table:table-cell>
          <table:table-cell office:value-type="float" office:value="390.875">
            <text:p>390.875</text:p>
          </table:table-cell>
          <table:table-cell office:value-type="float" office:value="-0.03098254022595">
            <text:p>-0.0309825402</text:p>
          </table:table-cell>
          <table:table-cell office:value-type="float" office:value="0.024042571379723">
            <text:p>0.0240425714</text:p>
          </table:table-cell>
          <table:table-cell office:value-type="float" office:value="0.034729009329187">
            <text:p>0.0347290093</text:p>
          </table:table-cell>
          <table:table-cell office:value-type="float" office:value="0.893442548094926">
            <text:p>0.8934425481</text:p>
          </table:table-cell>
          <table:table-cell office:value-type="float" office:value="1.08528196849659">
            <text:p>1.0852819685</text:p>
          </table:table-cell>
          <table:table-cell office:value-type="float" office:value="1.12391549666657">
            <text:p>1.1239154967</text:p>
          </table:table-cell>
          <table:table-cell office:value-type="float" office:value="-22.0237954078629">
            <text:p>-22.0237954079</text:p>
          </table:table-cell>
          <table:table-cell office:value-type="float" office:value="29.1751949462337">
            <text:p>29.1751949462</text:p>
          </table:table-cell>
          <table:table-cell office:value-type="float" office:value="20.3033391419851">
            <text:p>20.303339142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4">
            <text:p>4</text:p>
          </table:table-cell>
          <table:table-cell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341">
            <text:p>341</text:p>
          </table:table-cell>
          <table:table-cell office:value-type="float" office:value="2939">
            <text:p>2939</text:p>
          </table:table-cell>
          <table:table-cell office:value-type="float" office:value="5885">
            <text:p>5885</text:p>
          </table:table-cell>
          <table:table-cell office:value-type="float" office:value="11324">
            <text:p>11324</text:p>
          </table:table-cell>
          <table:table-cell office:value-type="float" office:value="-71.5714285714286">
            <text:p>-71.5714285714</text:p>
          </table:table-cell>
          <table:table-cell office:value-type="float" office:value="96.7142857142857">
            <text:p>96.7142857143</text:p>
          </table:table-cell>
          <table:table-cell office:value-type="float" office:value="136.714285714286">
            <text:p>136.7142857143</text:p>
          </table:table-cell>
          <table:table-cell office:value-type="float" office:value="-0.0243523064210373">
            <text:p>-0.0243523064</text:p>
          </table:table-cell>
          <table:table-cell office:value-type="float" office:value="0.0164340332564632">
            <text:p>0.0164340333</text:p>
          </table:table-cell>
          <table:table-cell office:value-type="float" office:value="0.0120729676540344">
            <text:p>0.0120729677</text:p>
          </table:table-cell>
          <table:table-cell office:value-type="float" office:value="0.915929275789297">
            <text:p>0.9159292758</text:p>
          </table:table-cell>
          <table:table-cell office:value-type="float" office:value="1.05804846819781">
            <text:p>1.0580484682</text:p>
          </table:table-cell>
          <table:table-cell office:value-type="float" office:value="1.04254106962315">
            <text:p>1.0425410696</text:p>
          </table:table-cell>
          <table:table-cell office:value-type="float" office:value="-28.1153096457736">
            <text:p>-28.11530964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308">
            <text:p>308</text:p>
          </table:table-cell>
          <table:table-cell office:value-type="float" office:value="2664">
            <text:p>2664</text:p>
          </table:table-cell>
          <table:table-cell office:value-type="float" office:value="5506">
            <text:p>5506</text:p>
          </table:table-cell>
          <table:table-cell office:value-type="float" office:value="11840">
            <text:p>11840</text:p>
          </table:table-cell>
          <table:table-cell office:value-type="float" office:value="-6.16666666666667">
            <text:p>-6.1666666667</text:p>
          </table:table-cell>
          <table:table-cell office:value-type="float" office:value="81.8333333333333">
            <text:p>81.8333333333</text:p>
          </table:table-cell>
          <table:table-cell office:value-type="float" office:value="0">
            <text:p>0</text:p>
          </table:table-cell>
          <table:table-cell office:value-type="float" office:value="-0.00231481481481482">
            <text:p>-0.0023148148</text:p>
          </table:table-cell>
          <table:table-cell office:value-type="float" office:value="0.0148625741615208">
            <text:p>0.0148625742</text:p>
          </table:table-cell>
          <table:table-cell office:value-type="float" office:value="0">
            <text:p>0</text:p>
          </table:table-cell>
          <table:table-cell office:value-type="float" office:value="0.991908650548697">
            <text:p>0.9919086505</text:p>
          </table:table-cell>
          <table:table-cell office:value-type="float" office:value="1.05245196594231">
            <text:p>1.0524519659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2660">
            <text:p>2660</text:p>
          </table:table-cell>
          <table:table-cell office:value-type="float" office:value="5698">
            <text:p>5698</text:p>
          </table:table-cell>
          <table:table-cell office:value-type="float" office:value="12379">
            <text:p>12379</text:p>
          </table:table-cell>
          <table:table-cell office:value-type="float" office:value="0">
            <text:p>0</text:p>
          </table:table-cell>
          <table:table-cell office:value-type="float" office:value="58.5">
            <text:p>58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2667602667603">
            <text:p>0.0102667603</text:p>
          </table:table-cell>
          <table:table-cell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1.03614025741176">
            <text:p>1.0361402574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5">
            <text:p>5</text:p>
          </table:table-cell>
          <table:table-cell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2531">
            <text:p>2531</text:p>
          </table:table-cell>
          <table:table-cell office:value-type="float" office:value="5799">
            <text:p>5799</text:p>
          </table:table-cell>
          <table:table-cell office:value-type="float" office:value="12943">
            <text:p>12943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1.06">
            <text:p>1.06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44">
            <text:p>244</text:p>
          </table:table-cell>
          <table:table-cell office:value-type="float" office:value="2408">
            <text:p>2408</text:p>
          </table:table-cell>
          <table:table-cell office:value-type="float" office:value="5809">
            <text:p>5809</text:p>
          </table:table-cell>
          <table:table-cell office:value-type="float" office:value="13533">
            <text:p>13533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25">
            <text:p>225</text:p>
          </table:table-cell>
          <table:table-cell office:value-type="float" office:value="2291">
            <text:p>2291</text:p>
          </table:table-cell>
          <table:table-cell office:value-type="float" office:value="5917">
            <text:p>5917</text:p>
          </table:table-cell>
          <table:table-cell office:value-type="float" office:value="14150">
            <text:p>14150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8.25">
            <text:p>88.25</text:p>
          </table:table-cell>
          <table:table-cell office:value-type="float" office:value="3913.75">
            <text:p>3913.75</text:p>
          </table:table-cell>
          <table:table-cell office:value-type="float" office:value="16830">
            <text:p>16830</text:p>
          </table:table-cell>
          <table:table-cell office:value-type="float" office:value="7.94">
            <text:p>7.94</text:p>
          </table:table-cell>
          <table:table-cell table:number-columns-repeated="3"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419">
            <text:p>419</text:p>
          </table:table-cell>
          <table:table-cell office:value-type="float" office:value="287">
            <text:p>287</text:p>
          </table:table-cell>
          <table:table-cell office:value-type="float" office:value="2180">
            <text:p>2180</text:p>
          </table:table-cell>
          <table:table-cell office:value-type="float" office:value="5956">
            <text:p>5956</text:p>
          </table:table-cell>
          <table:table-cell office:value-type="float" office:value="14794">
            <text:p>14794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1.05">
            <text:p>1.05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5">
            <text:p>85</text:p>
          </table:table-cell>
          <table:table-cell office:value-type="float" office:value="3868.66666666667">
            <text:p>3868.6666666667</text:p>
          </table:table-cell>
          <table:table-cell office:value-type="float" office:value="17247.6666666667">
            <text:p>17247.6666666667</text:p>
          </table:table-cell>
          <table:table-cell office:value-type="float" office:value="7.57">
            <text:p>7.57</text:p>
          </table:table-cell>
          <table:table-cell table:number-columns-repeated="3"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425">
            <text:p>425</text:p>
          </table:table-cell>
          <table:table-cell office:value-type="float" office:value="296">
            <text:p>296</text:p>
          </table:table-cell>
          <table:table-cell office:value-type="float" office:value="2074">
            <text:p>2074</text:p>
          </table:table-cell>
          <table:table-cell office:value-type="float" office:value="6048">
            <text:p>6048</text:p>
          </table:table-cell>
          <table:table-cell office:value-type="float" office:value="15468">
            <text:p>15468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1.05">
            <text:p>1.05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9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83">
            <text:p>0.83</text:p>
          </table:table-cell>
          <table:table-cell office:value-type="float" office:value="1.05">
            <text:p>1.05</text:p>
          </table:table-cell>
          <table:table-cell office:value-type="float" office:value="1.16">
            <text:p>1.16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3.6">
            <text:p>13.6</text:p>
          </table:table-cell>
          <table:table-cell office:value-type="float" office:value="14.4">
            <text:p>14.4</text:p>
          </table:table-cell>
          <table:table-cell office:value-type="float" office:value="23.3">
            <text:p>23.3</text:p>
          </table:table-cell>
          <table:table-cell office:value-type="float" office:value="13125">
            <text:p>13125</text:p>
          </table:table-cell>
          <table:table-cell office:value-type="float" office:value="13635">
            <text:p>13635</text:p>
          </table:table-cell>
          <table:table-cell office:value-type="float" office:value="13847">
            <text:p>138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3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33:38.77</dc:date>
    <dc:creator>Liam Widdess</dc:creator>
    <meta:editing-duration>P2DT3H30M53S</meta:editing-duration>
    <meta:editing-cycles>185</meta:editing-cycles>
    <meta:generator>OpenOffice/4.1.7$Win32 OpenOffice.org_project/417m1$Build-9800</meta:generator>
    <meta:document-statistic meta:table-count="8" meta:cell-count="991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402">
                <text:p>19402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854">
                <text:p>14854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41">
                <text:p>15041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76">
                <text:p>15776</text:p>
              </table:table-cell>
              <table:table-cell office:value-type="float" office:value="20542">
                <text:p>20542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5320">
                <text:p>15320</text:p>
              </table:table-cell>
              <table:table-cell office:value-type="float" office:value="21748">
                <text:p>21748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746">
                <text:p>14746</text:p>
              </table:table-cell>
              <table:table-cell office:value-type="float" office:value="21994">
                <text:p>21994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223">
                <text:p>15223</text:p>
              </table:table-cell>
              <table:table-cell office:value-type="float" office:value="20467">
                <text:p>20467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5710">
                <text:p>15710</text:p>
              </table:table-cell>
              <table:table-cell office:value-type="float" office:value="20128">
                <text:p>20128</text:p>
              </table:table-cell>
              <table:table-cell office:value-type="float" office:value="27583">
                <text:p>2758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320">
                <text:p>15320</text:p>
              </table:table-cell>
              <table:table-cell office:value-type="float" office:value="19914">
                <text:p>19914</text:p>
              </table:table-cell>
              <table:table-cell office:value-type="float" office:value="29491">
                <text:p>29491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746">
                <text:p>14746</text:p>
              </table:table-cell>
              <table:table-cell office:value-type="float" office:value="20030">
                <text:p>20030</text:p>
              </table:table-cell>
              <table:table-cell office:value-type="float" office:value="29687">
                <text:p>2968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330">
                <text:p>15330</text:p>
              </table:table-cell>
              <table:table-cell office:value-type="float" office:value="20467">
                <text:p>20467</text:p>
              </table:table-cell>
              <table:table-cell office:value-type="float" office:value="28091">
                <text:p>2809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5686">
                <text:p>15686</text:p>
              </table:table-cell>
              <table:table-cell office:value-type="float" office:value="20472">
                <text:p>20472</text:p>
              </table:table-cell>
              <table:table-cell office:value-type="float" office:value="30999">
                <text:p>3099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881">
                <text:p>15881</text:p>
              </table:table-cell>
              <table:table-cell office:value-type="float" office:value="21922">
                <text:p>21922</text:p>
              </table:table-cell>
              <table:table-cell office:value-type="float" office:value="32937">
                <text:p>3293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894">
                <text:p>15894</text:p>
              </table:table-cell>
              <table:table-cell office:value-type="float" office:value="21898">
                <text:p>21898</text:p>
              </table:table-cell>
              <table:table-cell office:value-type="float" office:value="34062">
                <text:p>340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068">
                <text:p>16068</text:p>
              </table:table-cell>
              <table:table-cell office:value-type="float" office:value="20816">
                <text:p>20816</text:p>
              </table:table-cell>
              <table:table-cell office:value-type="float" office:value="32598">
                <text:p>3259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855">
                <text:p>15855</text:p>
              </table:table-cell>
              <table:table-cell office:value-type="float" office:value="22480">
                <text:p>22480</text:p>
              </table:table-cell>
              <table:table-cell office:value-type="float" office:value="31189">
                <text:p>31189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94">
                <text:p>15594</text:p>
              </table:table-cell>
              <table:table-cell office:value-type="float" office:value="20250">
                <text:p>20250</text:p>
              </table:table-cell>
              <table:table-cell office:value-type="float" office:value="32937">
                <text:p>3293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646">
                <text:p>14646</text:p>
              </table:table-cell>
              <table:table-cell office:value-type="float" office:value="20336">
                <text:p>20336</text:p>
              </table:table-cell>
              <table:table-cell office:value-type="float" office:value="34062">
                <text:p>34062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842">
                <text:p>12842</text:p>
              </table:table-cell>
              <table:table-cell office:value-type="float" office:value="20888">
                <text:p>20888</text:p>
              </table:table-cell>
              <table:table-cell office:value-type="float" office:value="32714">
                <text:p>3271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682">
                <text:p>11682</text:p>
              </table:table-cell>
              <table:table-cell office:value-type="float" office:value="20609">
                <text:p>20609</text:p>
              </table:table-cell>
              <table:table-cell office:value-type="float" office:value="31327">
                <text:p>3132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088">
                <text:p>12088</text:p>
              </table:table-cell>
              <table:table-cell office:value-type="float" office:value="20043">
                <text:p>20043</text:p>
              </table:table-cell>
              <table:table-cell office:value-type="float" office:value="33077">
                <text:p>33077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835">
                <text:p>12835</text:p>
              </table:table-cell>
              <table:table-cell office:value-type="float" office:value="20040">
                <text:p>20040</text:p>
              </table:table-cell>
              <table:table-cell office:value-type="float" office:value="33715">
                <text:p>3371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090">
                <text:p>12090</text:p>
              </table:table-cell>
              <table:table-cell office:value-type="float" office:value="19310">
                <text:p>19310</text:p>
              </table:table-cell>
              <table:table-cell office:value-type="float" office:value="32910">
                <text:p>32910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424">
                <text:p>11424</text:p>
              </table:table-cell>
              <table:table-cell office:value-type="float" office:value="17710">
                <text:p>17710</text:p>
              </table:table-cell>
              <table:table-cell office:value-type="float" office:value="29807">
                <text:p>2980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810">
                <text:p>11810</text:p>
              </table:table-cell>
              <table:table-cell office:value-type="float" office:value="17397">
                <text:p>17397</text:p>
              </table:table-cell>
              <table:table-cell office:value-type="float" office:value="27496">
                <text:p>2749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03">
                <text:p>12703</text:p>
              </table:table-cell>
              <table:table-cell office:value-type="float" office:value="17106">
                <text:p>17106</text:p>
              </table:table-cell>
              <table:table-cell office:value-type="float" office:value="24868">
                <text:p>2486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992">
                <text:p>11992</text:p>
              </table:table-cell>
              <table:table-cell office:value-type="float" office:value="15512">
                <text:p>15512</text:p>
              </table:table-cell>
              <table:table-cell office:value-type="float" office:value="21773">
                <text:p>2177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5398">
                <text:p>15398</text:p>
              </table:table-cell>
              <table:table-cell office:value-type="float" office:value="23283">
                <text:p>23283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520">
                <text:p>11520</text:p>
              </table:table-cell>
              <table:table-cell office:value-type="float" office:value="15228">
                <text:p>15228</text:p>
              </table:table-cell>
              <table:table-cell office:value-type="float" office:value="23413">
                <text:p>2341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848">
                <text:p>11848</text:p>
              </table:table-cell>
              <table:table-cell office:value-type="float" office:value="15849">
                <text:p>15849</text:p>
              </table:table-cell>
              <table:table-cell office:value-type="float" office:value="22302">
                <text:p>22302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472">
                <text:p>11472</text:p>
              </table:table-cell>
              <table:table-cell office:value-type="float" office:value="15613">
                <text:p>15613</text:p>
              </table:table-cell>
              <table:table-cell office:value-type="float" office:value="21817">
                <text:p>218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595">
                <text:p>11595</text:p>
              </table:table-cell>
              <table:table-cell office:value-type="float" office:value="16304">
                <text:p>16304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335">
                <text:p>11335</text:p>
              </table:table-cell>
              <table:table-cell office:value-type="float" office:value="16140">
                <text:p>16140</text:p>
              </table:table-cell>
              <table:table-cell office:value-type="float" office:value="23206">
                <text:p>2320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524">
                <text:p>11524</text:p>
              </table:table-cell>
              <table:table-cell office:value-type="float" office:value="15258">
                <text:p>15258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242">
                <text:p>11242</text:p>
              </table:table-cell>
              <table:table-cell office:value-type="float" office:value="15026">
                <text:p>15026</text:p>
              </table:table-cell>
              <table:table-cell office:value-type="float" office:value="21130">
                <text:p>21130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158">
                <text:p>11158</text:p>
              </table:table-cell>
              <table:table-cell office:value-type="float" office:value="14925">
                <text:p>14925</text:p>
              </table:table-cell>
              <table:table-cell office:value-type="float" office:value="22406">
                <text:p>2240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845">
                <text:p>10845</text:p>
              </table:table-cell>
              <table:table-cell office:value-type="float" office:value="14849">
                <text:p>14849</text:p>
              </table:table-cell>
              <table:table-cell office:value-type="float" office:value="21805">
                <text:p>2180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960">
                <text:p>10960</text:p>
              </table:table-cell>
              <table:table-cell office:value-type="float" office:value="14738">
                <text:p>14738</text:p>
              </table:table-cell>
              <table:table-cell office:value-type="float" office:value="21280">
                <text:p>21280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162">
                <text:p>11162</text:p>
              </table:table-cell>
              <table:table-cell office:value-type="float" office:value="15058">
                <text:p>15058</text:p>
              </table:table-cell>
              <table:table-cell office:value-type="float" office:value="21461">
                <text:p>2146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910">
                <text:p>10910</text:p>
              </table:table-cell>
              <table:table-cell office:value-type="float" office:value="14303">
                <text:p>14303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330">
                <text:p>10330</text:p>
              </table:table-cell>
              <table:table-cell office:value-type="float" office:value="14342">
                <text:p>14342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0232">
                <text:p>10232</text:p>
              </table:table-cell>
              <table:table-cell office:value-type="float" office:value="14194">
                <text:p>14194</text:p>
              </table:table-cell>
              <table:table-cell office:value-type="float" office:value="20796">
                <text:p>2079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916">
                <text:p>9916</text:p>
              </table:table-cell>
              <table:table-cell office:value-type="float" office:value="14282">
                <text:p>14282</text:p>
              </table:table-cell>
              <table:table-cell office:value-type="float" office:value="21115">
                <text:p>2111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0067">
                <text:p>10067</text:p>
              </table:table-cell>
              <table:table-cell office:value-type="float" office:value="13580">
                <text:p>13580</text:p>
              </table:table-cell>
              <table:table-cell office:value-type="float" office:value="19148">
                <text:p>1914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830">
                <text:p>9830</text:p>
              </table:table-cell>
              <table:table-cell office:value-type="float" office:value="13597">
                <text:p>13597</text:p>
              </table:table-cell>
              <table:table-cell office:value-type="float" office:value="19240">
                <text:p>19240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774">
                <text:p>9774</text:p>
              </table:table-cell>
              <table:table-cell office:value-type="float" office:value="14224">
                <text:p>14224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450">
                <text:p>9450</text:p>
              </table:table-cell>
              <table:table-cell office:value-type="float" office:value="13257">
                <text:p>13257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920">
                <text:p>8920</text:p>
              </table:table-cell>
              <table:table-cell office:value-type="float" office:value="12812">
                <text:p>12812</text:p>
              </table:table-cell>
              <table:table-cell office:value-type="float" office:value="18723">
                <text:p>1872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525">
                <text:p>7525</text:p>
              </table:table-cell>
              <table:table-cell office:value-type="float" office:value="12468">
                <text:p>12468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118">
                <text:p>6118</text:p>
              </table:table-cell>
              <table:table-cell office:value-type="float" office:value="11538">
                <text:p>11538</text:p>
              </table:table-cell>
              <table:table-cell office:value-type="float" office:value="19830">
                <text:p>19830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5516">
                <text:p>5516</text:p>
              </table:table-cell>
              <table:table-cell office:value-type="float" office:value="10558">
                <text:p>10558</text:p>
              </table:table-cell>
              <table:table-cell office:value-type="float" office:value="17752">
                <text:p>1775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4680">
                <text:p>4680</text:p>
              </table:table-cell>
              <table:table-cell office:value-type="float" office:value="10603">
                <text:p>10603</text:p>
              </table:table-cell>
              <table:table-cell office:value-type="float" office:value="16973">
                <text:p>1697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060">
                <text:p>4060</text:p>
              </table:table-cell>
              <table:table-cell office:value-type="float" office:value="9920">
                <text:p>9920</text:p>
              </table:table-cell>
              <table:table-cell office:value-type="float" office:value="18081">
                <text:p>1808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4536">
                <text:p>4536</text:p>
              </table:table-cell>
              <table:table-cell office:value-type="float" office:value="10051">
                <text:p>10051</text:p>
              </table:table-cell>
              <table:table-cell office:value-type="float" office:value="18810">
                <text:p>1881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5026">
                <text:p>5026</text:p>
              </table:table-cell>
              <table:table-cell office:value-type="float" office:value="9752">
                <text:p>9752</text:p>
              </table:table-cell>
              <table:table-cell office:value-type="float" office:value="17431">
                <text:p>17431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4816">
                <text:p>4816</text:p>
              </table:table-cell>
              <table:table-cell office:value-type="float" office:value="8752">
                <text:p>8752</text:p>
              </table:table-cell>
              <table:table-cell office:value-type="float" office:value="15214">
                <text:p>1521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060">
                <text:p>4060</text:p>
              </table:table-cell>
              <table:table-cell office:value-type="float" office:value="8060">
                <text:p>8060</text:p>
              </table:table-cell>
              <table:table-cell office:value-type="float" office:value="13547">
                <text:p>1354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4536">
                <text:p>4536</text:p>
              </table:table-cell>
              <table:table-cell office:value-type="float" office:value="7670">
                <text:p>7670</text:p>
              </table:table-cell>
              <table:table-cell office:value-type="float" office:value="12214">
                <text:p>1221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3906">
                <text:p>3906</text:p>
              </table:table-cell>
              <table:table-cell office:value-type="float" office:value="7254">
                <text:p>7254</text:p>
              </table:table-cell>
              <table:table-cell office:value-type="float" office:value="12565">
                <text:p>1256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3770">
                <text:p>3770</text:p>
              </table:table-cell>
              <table:table-cell office:value-type="float" office:value="6786">
                <text:p>6786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4212">
                <text:p>4212</text:p>
              </table:table-cell>
              <table:table-cell office:value-type="float" office:value="7080">
                <text:p>7080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4667">
                <text:p>4667</text:p>
              </table:table-cell>
              <table:table-cell office:value-type="float" office:value="7502">
                <text:p>7502</text:p>
              </table:table-cell>
              <table:table-cell office:value-type="float" office:value="11935">
                <text:p>1193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3906">
                <text:p>3906</text:p>
              </table:table-cell>
              <table:table-cell office:value-type="float" office:value="6795">
                <text:p>6795</text:p>
              </table:table-cell>
              <table:table-cell office:value-type="float" office:value="11046">
                <text:p>1104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3794">
                <text:p>3794</text:p>
              </table:table-cell>
              <table:table-cell office:value-type="float" office:value="6720">
                <text:p>6720</text:p>
              </table:table-cell>
              <table:table-cell office:value-type="float" office:value="10808">
                <text:p>1080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4102">
                <text:p>4102</text:p>
              </table:table-cell>
              <table:table-cell office:value-type="float" office:value="6903">
                <text:p>6903</text:p>
              </table:table-cell>
              <table:table-cell office:value-type="float" office:value="10885">
                <text:p>1088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3416">
                <text:p>3416</text:p>
              </table:table-cell>
              <table:table-cell office:value-type="float" office:value="6383">
                <text:p>6383</text:p>
              </table:table-cell>
              <table:table-cell office:value-type="float" office:value="11935">
                <text:p>1193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3150">
                <text:p>3150</text:p>
              </table:table-cell>
              <table:table-cell office:value-type="float" office:value="5889">
                <text:p>5889</text:p>
              </table:table-cell>
              <table:table-cell office:value-type="float" office:value="10780">
                <text:p>10780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4018">
                <text:p>4018</text:p>
              </table:table-cell>
              <table:table-cell office:value-type="float" office:value="6405">
                <text:p>6405</text:p>
              </table:table-cell>
              <table:table-cell office:value-type="float" office:value="10675">
                <text:p>1067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4102">
                <text:p>4102</text:p>
              </table:table-cell>
              <table:table-cell office:value-type="float" office:value="6561">
                <text:p>6561</text:p>
              </table:table-cell>
              <table:table-cell office:value-type="float" office:value="10571">
                <text:p>1057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3416">
                <text:p>3416</text:p>
              </table:table-cell>
              <table:table-cell office:value-type="float" office:value="6112">
                <text:p>6112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3150">
                <text:p>3150</text:p>
              </table:table-cell>
              <table:table-cell office:value-type="float" office:value="5760">
                <text:p>5760</text:p>
              </table:table-cell>
              <table:table-cell office:value-type="float" office:value="9478">
                <text:p>947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3356">
                <text:p>3356</text:p>
              </table:table-cell>
              <table:table-cell office:value-type="float" office:value="5753">
                <text:p>5753</text:p>
              </table:table-cell>
              <table:table-cell office:value-type="float" office:value="10045">
                <text:p>1004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2892">
                <text:p>2892</text:p>
              </table:table-cell>
              <table:table-cell office:value-type="float" office:value="5371">
                <text:p>5371</text:p>
              </table:table-cell>
              <table:table-cell office:value-type="float" office:value="10360">
                <text:p>10360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2728">
                <text:p>2728</text:p>
              </table:table-cell>
              <table:table-cell office:value-type="float" office:value="5371">
                <text:p>5371</text:p>
              </table:table-cell>
              <table:table-cell office:value-type="float" office:value="10514">
                <text:p>105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2921">
                <text:p>2921</text:p>
              </table:table-cell>
              <table:table-cell office:value-type="float" office:value="5849">
                <text:p>5849</text:p>
              </table:table-cell>
              <table:table-cell office:value-type="float" office:value="11255">
                <text:p>1125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2939">
                <text:p>2939</text:p>
              </table:table-cell>
              <table:table-cell office:value-type="float" office:value="5885">
                <text:p>5885</text:p>
              </table:table-cell>
              <table:table-cell office:value-type="float" office:value="11324">
                <text:p>1132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2664">
                <text:p>2664</text:p>
              </table:table-cell>
              <table:table-cell office:value-type="float" office:value="5506">
                <text:p>5506</text:p>
              </table:table-cell>
              <table:table-cell office:value-type="float" office:value="11840">
                <text:p>11840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2660">
                <text:p>2660</text:p>
              </table:table-cell>
              <table:table-cell office:value-type="float" office:value="5698">
                <text:p>5698</text:p>
              </table:table-cell>
              <table:table-cell office:value-type="float" office:value="12379">
                <text:p>12379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2531">
                <text:p>2531</text:p>
              </table:table-cell>
              <table:table-cell office:value-type="float" office:value="5799">
                <text:p>5799</text:p>
              </table:table-cell>
              <table:table-cell office:value-type="float" office:value="12943">
                <text:p>1294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2408">
                <text:p>2408</text:p>
              </table:table-cell>
              <table:table-cell office:value-type="float" office:value="5809">
                <text:p>5809</text:p>
              </table:table-cell>
              <table:table-cell office:value-type="float" office:value="13533">
                <text:p>1353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2291">
                <text:p>2291</text:p>
              </table:table-cell>
              <table:table-cell office:value-type="float" office:value="5917">
                <text:p>5917</text:p>
              </table:table-cell>
              <table:table-cell office:value-type="float" office:value="14150">
                <text:p>1415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2180">
                <text:p>2180</text:p>
              </table:table-cell>
              <table:table-cell office:value-type="float" office:value="5956">
                <text:p>5956</text:p>
              </table:table-cell>
              <table:table-cell office:value-type="float" office:value="14794">
                <text:p>1479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2074">
                <text:p>2074</text:p>
              </table:table-cell>
              <table:table-cell office:value-type="float" office:value="6048">
                <text:p>6048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913.75">
                <text:p>3913.7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68.66666666667">
                <text:p>3868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7cm" svg:y="1.404cm" svg:width="30.90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5cm" svg:y="1.352cm" svg:width="31.36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0017607901205">
                <text:p>1.0001760790120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5088135967681">
                <text:p>0.99508813596768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0421981536392">
                <text:p>1.0042198153639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32446816963">
                <text:p>1.013244681696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2231815157244">
                <text:p>1.0223181515724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886123226024">
                <text:p>1.02886123226024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93876490299375">
                <text:p>0.99387649029937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596373059026">
                <text:p>1.0459637305902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5979757313605">
                <text:p>1.05979757313605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886123226024">
                <text:p>1.02886123226024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97308457875813">
                <text:p>0.99730845787581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1927780462799">
                <text:p>1.0192778046279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561732225263">
                <text:p>1.0256173222526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7272797798427">
                <text:p>1.07272797798427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43029962736005">
                <text:p>0.84302996273600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11767028099375">
                <text:p>0.811767028099375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7501514704059">
                <text:p>1.07501514704059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7654778519676">
                <text:p>1.0765477851967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4855094946581">
                <text:p>0.84855094946581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796051155752547">
                <text:p>0.796051155752547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75362985295938">
                <text:p>0.97536298529593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2558882997596">
                <text:p>0.90255888299759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.01411275172241">
                <text:p>1.0141127517224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60489849372">
                <text:p>0.9860489849372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42783409174565">
                <text:p>0.94278340917456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65714643827627">
                <text:p>0.76571464382762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56690724985331">
                <text:p>0.95669072498533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11759697092419">
                <text:p>0.911759697092419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66777341051992">
                <text:p>0.966777341051992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8022373871534">
                <text:p>0.9802237387153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5115963741476">
                <text:p>0.98511596374147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6206228579622">
                <text:p>0.98620622857962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9942150256554">
                <text:p>0.94994215025655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79656198658139">
                <text:p>0.97965619865813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65253970399176">
                <text:p>0.96525397039917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95907289930636">
                <text:p>0.99590728993063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38108376352186">
                <text:p>0.93810837635218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89036764368107">
                <text:p>0.98903676436810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25719176295668">
                <text:p>0.92571917629566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7890889841035">
                <text:p>0.917890889841035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87971491920624">
                <text:p>0.98797149192062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0024507332556">
                <text:p>1.0002450733255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62693170269157">
                <text:p>0.96269317026915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887800032723129">
                <text:p>0.887800032723129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5857064768817">
                <text:p>0.9585706476881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889014212915246">
                <text:p>0.88901421291524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16029391408398">
                <text:p>0.91602939140839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3997113071446">
                <text:p>0.96399711307144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8491953354349">
                <text:p>0.8491953354349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885170729946392">
                <text:p>0.88517072994639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86305559785156">
                <text:p>0.8630555978515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83360789948621">
                <text:p>0.88336078994862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63177207426336">
                <text:p>0.96317720742633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82375752756234">
                <text:p>0.8237575275623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789092213892505">
                <text:p>0.78909221389250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29966918253068">
                <text:p>0.929966918253068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679751201195331">
                <text:p>0.67975120119533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1050193664007">
                <text:p>0.92105019366400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734131582037844">
                <text:p>0.73413158203784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843348986212854">
                <text:p>0.84334898621285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879260068282867">
                <text:p>0.87926006828286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921809216457368">
                <text:p>0.92180921645736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989276275634766">
                <text:p>0.989276275634766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6991480909043">
                <text:p>0.96991480909043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891464445559791">
                <text:p>0.89146444555979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21809216457368">
                <text:p>0.92180921645736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2303509809191">
                <text:p>1.0230350980919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01965180518628">
                <text:p>0.90196518051862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950717981366263">
                <text:p>0.950717981366263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3198714058958">
                <text:p>1.0319871405895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862479406749413">
                <text:p>0.86247940674941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79860387059032">
                <text:p>0.79860387059032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.13316041351334">
                <text:p>1.1331604135133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8528196849659">
                <text:p>1.08528196849659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05804846819781">
                <text:p>1.0580484681978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5245196594231">
                <text:p>1.052451965942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3614025741176">
                <text:p>1.0361402574117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6830">
                <text:p>16830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7247.6666666667">
                <text:p>17247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